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40000000FF2E460468269D1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87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2.14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Normal_20_2" style:data-style-name="N140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name="Picture 1" draw:style-name="gr1" draw:text-style-name="P1" drawooo:display="none" svg:width="0.574cm" svg:height="0.381cm" svg:x="16.574cm" svg:y="280.416cm">
            <draw:image xlink:href="Pictures/10000000000000140000000FF2E460468269D154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6380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Residuo</text:p>
          </table:table-cell>
          <table:table-cell office:value-type="string" calcext:value-type="string">
            <text:p>Modalidad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80" calcext:value-type="float">
            <text:p>108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10" calcext:value-type="float">
            <text:p>81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20" calcext:value-type="float">
            <text:p>7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50" calcext:value-type="float">
            <text:p>85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20" calcext:value-type="float">
            <text:p>92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Aceite usado coch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6160" calcext:value-type="float">
            <text:p>61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110" calcext:value-type="float">
            <text:p>511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355" calcext:value-type="float">
            <text:p>5355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115" calcext:value-type="float">
            <text:p>5115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550" calcext:value-type="float">
            <text:p>455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420" calcext:value-type="float">
            <text:p>442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480" calcext:value-type="float">
            <text:p>448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785" calcext:value-type="float">
            <text:p>5785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335" calcext:value-type="float">
            <text:p>5335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145" calcext:value-type="float">
            <text:p>5145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995" calcext:value-type="float">
            <text:p>4995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700" calcext:value-type="float">
            <text:p>470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075" calcext:value-type="float">
            <text:p>4075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5300" calcext:value-type="float">
            <text:p>53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685" calcext:value-type="float">
            <text:p>4685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890" calcext:value-type="float">
            <text:p>489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900" calcext:value-type="float">
            <text:p>49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375" calcext:value-type="float">
            <text:p>4375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cuperalia</text:p>
          </table:table-cell>
          <table:table-cell office:value-type="float" office:value="4350" calcext:value-type="float">
            <text:p>435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50" calcext:value-type="float">
            <text:p>185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550" calcext:value-type="float">
            <text:p>155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580" calcext:value-type="float">
            <text:p>25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030" calcext:value-type="float">
            <text:p>203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720" calcext:value-type="float">
            <text:p>172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460" calcext:value-type="float">
            <text:p>146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680" calcext:value-type="float">
            <text:p>16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590" calcext:value-type="float">
            <text:p>159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40" calcext:value-type="float">
            <text:p>184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160" calcext:value-type="float">
            <text:p>116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640" calcext:value-type="float">
            <text:p>264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220" calcext:value-type="float">
            <text:p>12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160" calcext:value-type="float">
            <text:p>216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200" calcext:value-type="float">
            <text:p>22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640" calcext:value-type="float">
            <text:p>64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440" calcext:value-type="float">
            <text:p>344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20" calcext:value-type="float">
            <text:p>182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920" calcext:value-type="float">
            <text:p>192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540" calcext:value-type="float">
            <text:p>25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140" calcext:value-type="float">
            <text:p>214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40" calcext:value-type="float">
            <text:p>244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40" calcext:value-type="float">
            <text:p>18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300" calcext:value-type="float">
            <text:p>23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460" calcext:value-type="float">
            <text:p>34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020" calcext:value-type="float">
            <text:p>302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80" calcext:value-type="float">
            <text:p>24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440" calcext:value-type="float">
            <text:p>344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210" calcext:value-type="float">
            <text:p>221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05" calcext:value-type="float">
            <text:p>2405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800" calcext:value-type="float">
            <text:p>28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630" calcext:value-type="float">
            <text:p>263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230" calcext:value-type="float">
            <text:p>223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320" calcext:value-type="float">
            <text:p>232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860" calcext:value-type="float">
            <text:p>386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535" calcext:value-type="float">
            <text:p>535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320" calcext:value-type="float">
            <text:p>332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760" calcext:value-type="float">
            <text:p>276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20" calcext:value-type="float">
            <text:p>182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980" calcext:value-type="float">
            <text:p>298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275" calcext:value-type="float">
            <text:p>1275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618" calcext:value-type="float">
            <text:p>2618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210" calcext:value-type="float">
            <text:p>221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652" calcext:value-type="float">
            <text:p>2652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82" calcext:value-type="float">
            <text:p>2482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737" calcext:value-type="float">
            <text:p>2737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768" calcext:value-type="float">
            <text:p>1768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14" calcext:value-type="float">
            <text:p>2414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811" calcext:value-type="float">
            <text:p>1811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771" calcext:value-type="float">
            <text:p>2771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559" calcext:value-type="float">
            <text:p>2559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912.5" calcext:value-type="float">
            <text:p>1912,5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73.5" calcext:value-type="float">
            <text:p>2473,5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584" calcext:value-type="float">
            <text:p>2584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244" calcext:value-type="float">
            <text:p>2244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380" calcext:value-type="float">
            <text:p>23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612.5" calcext:value-type="float">
            <text:p>3612,5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176" calcext:value-type="float">
            <text:p>2176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890" calcext:value-type="float">
            <text:p>289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473.5" calcext:value-type="float">
            <text:p>2473,5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1734" calcext:value-type="float">
            <text:p>1734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2652" calcext:value-type="float">
            <text:p>2652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Contenedores Reseave</text:p>
          </table:table-cell>
          <table:table-cell office:value-type="float" office:value="3051" calcext:value-type="float">
            <text:p>3051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860" calcext:value-type="float">
            <text:p>8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70" calcext:value-type="float">
            <text:p>67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840" calcext:value-type="float">
            <text:p>8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70" calcext:value-type="float">
            <text:p>17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50" calcext:value-type="float">
            <text:p>65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740" calcext:value-type="float">
            <text:p>74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500" calcext:value-type="float">
            <text:p>45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90" calcext:value-type="float">
            <text:p>59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60" calcext:value-type="float">
            <text:p>2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50" calcext:value-type="float">
            <text:p>65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63" calcext:value-type="float">
            <text:p>363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40" calcext:value-type="float">
            <text:p>24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20" calcext:value-type="float">
            <text:p>2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05" calcext:value-type="float">
            <text:p>605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10" calcext:value-type="float">
            <text:p>21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30" calcext:value-type="float">
            <text:p>43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90" calcext:value-type="float">
            <text:p>49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10" calcext:value-type="float">
            <text:p>21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25" calcext:value-type="float">
            <text:p>425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10" calcext:value-type="float">
            <text:p>41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730" calcext:value-type="float">
            <text:p>73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75" calcext:value-type="float">
            <text:p>175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720" calcext:value-type="float">
            <text:p>72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84" calcext:value-type="float">
            <text:p>284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824" calcext:value-type="float">
            <text:p>824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84" calcext:value-type="float">
            <text:p>384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67" calcext:value-type="float">
            <text:p>367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50" calcext:value-type="float">
            <text:p>55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84" calcext:value-type="float">
            <text:p>384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54" calcext:value-type="float">
            <text:p>454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06" calcext:value-type="float">
            <text:p>506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83" calcext:value-type="float">
            <text:p>483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14" calcext:value-type="float">
            <text:p>414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06" calcext:value-type="float">
            <text:p>506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20" calcext:value-type="float">
            <text:p>42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836" calcext:value-type="float">
            <text:p>836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53" calcext:value-type="float">
            <text:p>253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75" calcext:value-type="float">
            <text:p>575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76" calcext:value-type="float">
            <text:p>276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690" calcext:value-type="float">
            <text:p>69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50" calcext:value-type="float">
            <text:p>55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5" calcext:value-type="float">
            <text:p>325,00</text:p>
          </table:table-cell>
        </table:table-row>
        <table:table-row table:style-name="ro2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2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Ácido sulfúri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Adhesivos, sellantes y resi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10" calcext:value-type="float">
            <text:p>101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30" calcext:value-type="float">
            <text:p>73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50" calcext:value-type="float">
            <text:p>55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60" calcext:value-type="float">
            <text:p>5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70" calcext:value-type="float">
            <text:p>67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60" calcext:value-type="float">
            <text:p>96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60" calcext:value-type="float">
            <text:p>6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10" calcext:value-type="float">
            <text:p>61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80" calcext:value-type="float">
            <text:p>58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30" calcext:value-type="float">
            <text:p>63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10" calcext:value-type="float">
            <text:p>41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10" calcext:value-type="float">
            <text:p>41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40" calcext:value-type="float">
            <text:p>44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30" calcext:value-type="float">
            <text:p>53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30" calcext:value-type="float">
            <text:p>33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20" calcext:value-type="float">
            <text:p>92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30" calcext:value-type="float">
            <text:p>53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90" calcext:value-type="float">
            <text:p>99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70" calcext:value-type="float">
            <text:p>57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30" calcext:value-type="float">
            <text:p>53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50" calcext:value-type="float">
            <text:p>65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20" calcext:value-type="float">
            <text:p>52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30" calcext:value-type="float">
            <text:p>43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30" calcext:value-type="float">
            <text:p>43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30" calcext:value-type="float">
            <text:p>43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50" calcext:value-type="float">
            <text:p>75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90" calcext:value-type="float">
            <text:p>109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30" calcext:value-type="float">
            <text:p>63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50" calcext:value-type="float">
            <text:p>85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60" calcext:value-type="float">
            <text:p>66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10" calcext:value-type="float">
            <text:p>101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10" calcext:value-type="float">
            <text:p>61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70" calcext:value-type="float">
            <text:p>57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10" calcext:value-type="float">
            <text:p>61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60" calcext:value-type="float">
            <text:p>66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90" calcext:value-type="float">
            <text:p>59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30" calcext:value-type="float">
            <text:p>53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90" calcext:value-type="float">
            <text:p>79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10" calcext:value-type="float">
            <text:p>51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80" calcext:value-type="float">
            <text:p>88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10" calcext:value-type="float">
            <text:p>71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60" calcext:value-type="float">
            <text:p>76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80" calcext:value-type="float">
            <text:p>5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20" calcext:value-type="float">
            <text:p>42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40" calcext:value-type="float">
            <text:p>44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70" calcext:value-type="float">
            <text:p>47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15" calcext:value-type="float">
            <text:p>615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30" calcext:value-type="float">
            <text:p>53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20" calcext:value-type="float">
            <text:p>62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40" calcext:value-type="float">
            <text:p>94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180" calcext:value-type="float">
            <text:p>118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170" calcext:value-type="float">
            <text:p>117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520" calcext:value-type="float">
            <text:p>152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40" calcext:value-type="float">
            <text:p>64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0" calcext:value-type="float">
            <text:p>9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040" calcext:value-type="float">
            <text:p>104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520" calcext:value-type="float">
            <text:p>152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80" calcext:value-type="float">
            <text:p>68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20" calcext:value-type="float">
            <text:p>52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30" calcext:value-type="float">
            <text:p>73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870" calcext:value-type="float">
            <text:p>187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180" calcext:value-type="float">
            <text:p>11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125" calcext:value-type="float">
            <text:p>1125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55" calcext:value-type="float">
            <text:p>755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880" calcext:value-type="float">
            <text:p>88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60" calcext:value-type="float">
            <text:p>76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40" calcext:value-type="float">
            <text:p>74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960" calcext:value-type="float">
            <text:p>96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780" calcext:value-type="float">
            <text:p>78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10" calcext:value-type="float">
            <text:p>51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680" calcext:value-type="float">
            <text:p>68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1320" calcext:value-type="float">
            <text:p>132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Baterías</text:p>
          </table:table-cell>
          <table:table-cell office:value-type="string" calcext:value-type="string">
            <text:p>Punto limpio</text:p>
          </table:table-cell>
          <table:table-cell office:value-type="float" office:value="375" calcext:value-type="float">
            <text:p>375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5400" calcext:value-type="float">
            <text:p>254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840" calcext:value-type="float">
            <text:p>2884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7920" calcext:value-type="float">
            <text:p>279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1260" calcext:value-type="float">
            <text:p>312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60060" calcext:value-type="float">
            <text:p>6006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53820" calcext:value-type="float">
            <text:p>538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7500" calcext:value-type="float">
            <text:p>475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9120" calcext:value-type="float">
            <text:p>191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52060" calcext:value-type="float">
            <text:p>520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6804" calcext:value-type="float">
            <text:p>26804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420" calcext:value-type="float">
            <text:p>2842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1690" calcext:value-type="float">
            <text:p>2169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710" calcext:value-type="float">
            <text:p>2271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050" calcext:value-type="float">
            <text:p>2205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080" calcext:value-type="float">
            <text:p>2208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5560" calcext:value-type="float">
            <text:p>3556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2520" calcext:value-type="float">
            <text:p>3252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4590" calcext:value-type="float">
            <text:p>4459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9770" calcext:value-type="float">
            <text:p>4977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6450" calcext:value-type="float">
            <text:p>3645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6642" calcext:value-type="float">
            <text:p>46642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1720" calcext:value-type="float">
            <text:p>317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1170" calcext:value-type="float">
            <text:p>2117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6980" calcext:value-type="float">
            <text:p>2698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1670" calcext:value-type="float">
            <text:p>2167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3220" calcext:value-type="float">
            <text:p>2322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5120" calcext:value-type="float">
            <text:p>2512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3200" calcext:value-type="float">
            <text:p>432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50220" calcext:value-type="float">
            <text:p>5022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8840" calcext:value-type="float">
            <text:p>1884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1780" calcext:value-type="float">
            <text:p>2178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5560" calcext:value-type="float">
            <text:p>455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0580" calcext:value-type="float">
            <text:p>4058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4780" calcext:value-type="float">
            <text:p>1478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9560" calcext:value-type="float">
            <text:p>2956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4100" calcext:value-type="float">
            <text:p>241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5890" calcext:value-type="float">
            <text:p>2589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180" calcext:value-type="float">
            <text:p>2818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040" calcext:value-type="float">
            <text:p>2204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1500" calcext:value-type="float">
            <text:p>315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8620" calcext:value-type="float">
            <text:p>3862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6600" calcext:value-type="float">
            <text:p>466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2540" calcext:value-type="float">
            <text:p>425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5500" calcext:value-type="float">
            <text:p>355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0940" calcext:value-type="float">
            <text:p>3094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0780" calcext:value-type="float">
            <text:p>2078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0380" calcext:value-type="float">
            <text:p>3038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3220" calcext:value-type="float">
            <text:p>2322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740" calcext:value-type="float">
            <text:p>2274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480" calcext:value-type="float">
            <text:p>2848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5960" calcext:value-type="float">
            <text:p>259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3360" calcext:value-type="float">
            <text:p>2336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6500" calcext:value-type="float">
            <text:p>365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41480" calcext:value-type="float">
            <text:p>414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120" calcext:value-type="float">
            <text:p>2812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020" calcext:value-type="float">
            <text:p>220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2980" calcext:value-type="float">
            <text:p>229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5740" calcext:value-type="float">
            <text:p>2574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4400" calcext:value-type="float">
            <text:p>344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020" calcext:value-type="float">
            <text:p>2802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0060" calcext:value-type="float">
            <text:p>3006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2180" calcext:value-type="float">
            <text:p>3218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9280" calcext:value-type="float">
            <text:p>2928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2040" calcext:value-type="float">
            <text:p>320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120" calcext:value-type="float">
            <text:p>2812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4120" calcext:value-type="float">
            <text:p>2412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8360" calcext:value-type="float">
            <text:p>283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24160" calcext:value-type="float">
            <text:p>2416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35630" calcext:value-type="float">
            <text:p>3563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7510" calcext:value-type="float">
            <text:p>1751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4900" calcext:value-type="float">
            <text:p>149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Césped</text:p>
          </table:table-cell>
          <table:table-cell office:value-type="string" calcext:value-type="string">
            <text:p>Contenedor</text:p>
          </table:table-cell>
          <table:table-cell office:value-type="float" office:value="11524" calcext:value-type="float">
            <text:p>11524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2260" calcext:value-type="float">
            <text:p>22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40" calcext:value-type="float">
            <text:p>364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20" calcext:value-type="float">
            <text:p>36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260" calcext:value-type="float">
            <text:p>42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440" calcext:value-type="float">
            <text:p>444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360" calcext:value-type="float">
            <text:p>43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040" calcext:value-type="float">
            <text:p>404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1220" calcext:value-type="float">
            <text:p>12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660" calcext:value-type="float">
            <text:p>46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840" calcext:value-type="float">
            <text:p>684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500" calcext:value-type="float">
            <text:p>45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1960" calcext:value-type="float">
            <text:p>196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300" calcext:value-type="float">
            <text:p>53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160" calcext:value-type="float">
            <text:p>516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720" calcext:value-type="float">
            <text:p>472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420" calcext:value-type="float">
            <text:p>742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740" calcext:value-type="float">
            <text:p>374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640" calcext:value-type="float">
            <text:p>464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560" calcext:value-type="float">
            <text:p>656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160" calcext:value-type="float">
            <text:p>416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300" calcext:value-type="float">
            <text:p>53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40" calcext:value-type="float">
            <text:p>564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40" calcext:value-type="float">
            <text:p>564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440" calcext:value-type="float">
            <text:p>44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620" calcext:value-type="float">
            <text:p>462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040" calcext:value-type="float">
            <text:p>50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340" calcext:value-type="float">
            <text:p>43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280" calcext:value-type="float">
            <text:p>32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2860" calcext:value-type="float">
            <text:p>286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220" calcext:value-type="float">
            <text:p>422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2900" calcext:value-type="float">
            <text:p>29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2880" calcext:value-type="float">
            <text:p>288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360" calcext:value-type="float">
            <text:p>63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60" calcext:value-type="float">
            <text:p>566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380" calcext:value-type="float">
            <text:p>338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580" calcext:value-type="float">
            <text:p>358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820" calcext:value-type="float">
            <text:p>482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680" calcext:value-type="float">
            <text:p>468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420" calcext:value-type="float">
            <text:p>642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980" calcext:value-type="float">
            <text:p>39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1880" calcext:value-type="float">
            <text:p>188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140" calcext:value-type="float">
            <text:p>31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820" calcext:value-type="float">
            <text:p>382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020" calcext:value-type="float">
            <text:p>402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60" calcext:value-type="float">
            <text:p>366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360" calcext:value-type="float">
            <text:p>836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920" calcext:value-type="float">
            <text:p>792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320" calcext:value-type="float">
            <text:p>63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9100" calcext:value-type="float">
            <text:p>91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620" calcext:value-type="float">
            <text:p>862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160" calcext:value-type="float">
            <text:p>616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80" calcext:value-type="float">
            <text:p>36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920" calcext:value-type="float">
            <text:p>692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40" calcext:value-type="float">
            <text:p>364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020" calcext:value-type="float">
            <text:p>602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380" calcext:value-type="float">
            <text:p>538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160" calcext:value-type="float">
            <text:p>716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11600" calcext:value-type="float">
            <text:p>116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248" calcext:value-type="float">
            <text:p>7248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874" calcext:value-type="float">
            <text:p>8874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940" calcext:value-type="float">
            <text:p>894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236" calcext:value-type="float">
            <text:p>6236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117" calcext:value-type="float">
            <text:p>4117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587" calcext:value-type="float">
            <text:p>3587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021" calcext:value-type="float">
            <text:p>3021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126" calcext:value-type="float">
            <text:p>6126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540" calcext:value-type="float">
            <text:p>754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340" calcext:value-type="float">
            <text:p>634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340" calcext:value-type="float">
            <text:p>734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060" calcext:value-type="float">
            <text:p>406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600" calcext:value-type="float">
            <text:p>460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980" calcext:value-type="float">
            <text:p>698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380" calcext:value-type="float">
            <text:p>438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160" calcext:value-type="float">
            <text:p>41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880" calcext:value-type="float">
            <text:p>588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840" calcext:value-type="float">
            <text:p>384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780" calcext:value-type="float">
            <text:p>778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260" calcext:value-type="float">
            <text:p>826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400" calcext:value-type="float">
            <text:p>540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700" calcext:value-type="float">
            <text:p>570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120" calcext:value-type="float">
            <text:p>612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260" calcext:value-type="float">
            <text:p>426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820" calcext:value-type="float">
            <text:p>682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900" calcext:value-type="float">
            <text:p>49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20" calcext:value-type="float">
            <text:p>562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20" calcext:value-type="float">
            <text:p>562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340" calcext:value-type="float">
            <text:p>534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500" calcext:value-type="float">
            <text:p>55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260" calcext:value-type="float">
            <text:p>826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9100" calcext:value-type="float">
            <text:p>910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040" calcext:value-type="float">
            <text:p>704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240" calcext:value-type="float">
            <text:p>52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840" calcext:value-type="float">
            <text:p>684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060" calcext:value-type="float">
            <text:p>80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260" calcext:value-type="float">
            <text:p>526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280" calcext:value-type="float">
            <text:p>62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8700" calcext:value-type="float">
            <text:p>87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960" calcext:value-type="float">
            <text:p>596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680" calcext:value-type="float">
            <text:p>368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980" calcext:value-type="float">
            <text:p>598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220" calcext:value-type="float">
            <text:p>622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040" calcext:value-type="float">
            <text:p>504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920" calcext:value-type="float">
            <text:p>492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7640" calcext:value-type="float">
            <text:p>764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660" calcext:value-type="float">
            <text:p>666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6840" calcext:value-type="float">
            <text:p>684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600" calcext:value-type="float">
            <text:p>56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900" calcext:value-type="float">
            <text:p>39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500" calcext:value-type="float">
            <text:p>45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2360" calcext:value-type="float">
            <text:p>236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040" calcext:value-type="float">
            <text:p>304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5404" calcext:value-type="float">
            <text:p>5404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3760" calcext:value-type="float">
            <text:p>376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Colchones</text:p>
          </table:table-cell>
          <table:table-cell office:value-type="string" calcext:value-type="string">
            <text:p>Punto limpio</text:p>
          </table:table-cell>
          <table:table-cell office:value-type="float" office:value="4800" calcext:value-type="float">
            <text:p>480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710" calcext:value-type="float">
            <text:p>571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700" calcext:value-type="float">
            <text:p>17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20" calcext:value-type="float">
            <text:p>62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650" calcext:value-type="float">
            <text:p>165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Corcho blanc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680" calcext:value-type="float">
            <text:p>6568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6780" calcext:value-type="float">
            <text:p>5678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480" calcext:value-type="float">
            <text:p>6448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240" calcext:value-type="float">
            <text:p>6524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020" calcext:value-type="float">
            <text:p>650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2360" calcext:value-type="float">
            <text:p>623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1080" calcext:value-type="float">
            <text:p>6108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48120" calcext:value-type="float">
            <text:p>481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8480" calcext:value-type="float">
            <text:p>5848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3860" calcext:value-type="float">
            <text:p>638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380" calcext:value-type="float">
            <text:p>6038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3080" calcext:value-type="float">
            <text:p>6308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340" calcext:value-type="float">
            <text:p>6734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29920" calcext:value-type="float">
            <text:p>2992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500" calcext:value-type="float">
            <text:p>6450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840" calcext:value-type="float">
            <text:p>6084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2060" calcext:value-type="float">
            <text:p>620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220" calcext:value-type="float">
            <text:p>6522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1720" calcext:value-type="float">
            <text:p>6172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48080" calcext:value-type="float">
            <text:p>4808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500" calcext:value-type="float">
            <text:p>645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220" calcext:value-type="float">
            <text:p>672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840" calcext:value-type="float">
            <text:p>6084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800" calcext:value-type="float">
            <text:p>648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9980" calcext:value-type="float">
            <text:p>5998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9240" calcext:value-type="float">
            <text:p>592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1980" calcext:value-type="float">
            <text:p>6198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700" calcext:value-type="float">
            <text:p>607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530" calcext:value-type="float">
            <text:p>6553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020" calcext:value-type="float">
            <text:p>6702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780" calcext:value-type="float">
            <text:p>6478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49160" calcext:value-type="float">
            <text:p>491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500" calcext:value-type="float">
            <text:p>645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6860" calcext:value-type="float">
            <text:p>6686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530" calcext:value-type="float">
            <text:p>6053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6000" calcext:value-type="float">
            <text:p>660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060" calcext:value-type="float">
            <text:p>6506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6400" calcext:value-type="float">
            <text:p>664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8200" calcext:value-type="float">
            <text:p>682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480" calcext:value-type="float">
            <text:p>694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5880" calcext:value-type="float">
            <text:p>758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1360" calcext:value-type="float">
            <text:p>7136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380" calcext:value-type="float">
            <text:p>6438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6480" calcext:value-type="float">
            <text:p>5648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5780" calcext:value-type="float">
            <text:p>657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260" calcext:value-type="float">
            <text:p>6926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1700" calcext:value-type="float">
            <text:p>717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2640" calcext:value-type="float">
            <text:p>7264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920" calcext:value-type="float">
            <text:p>699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3300" calcext:value-type="float">
            <text:p>633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1300" calcext:value-type="float">
            <text:p>7130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2320" calcext:value-type="float">
            <text:p>623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2440" calcext:value-type="float">
            <text:p>7244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1740" calcext:value-type="float">
            <text:p>7174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880" calcext:value-type="float">
            <text:p>648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7840" calcext:value-type="float">
            <text:p>5784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6460" calcext:value-type="float">
            <text:p>6646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0440" calcext:value-type="float">
            <text:p>7044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1260" calcext:value-type="float">
            <text:p>7126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040" calcext:value-type="float">
            <text:p>690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810" calcext:value-type="float">
            <text:p>6781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0580" calcext:value-type="float">
            <text:p>6058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4800" calcext:value-type="float">
            <text:p>7480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8720" calcext:value-type="float">
            <text:p>6872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3000" calcext:value-type="float">
            <text:p>7300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3060" calcext:value-type="float">
            <text:p>730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740" calcext:value-type="float">
            <text:p>6974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8070" calcext:value-type="float">
            <text:p>5807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3140" calcext:value-type="float">
            <text:p>6314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680" calcext:value-type="float">
            <text:p>676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0080" calcext:value-type="float">
            <text:p>7008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7400" calcext:value-type="float">
            <text:p>6740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9690" calcext:value-type="float">
            <text:p>7969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9220" calcext:value-type="float">
            <text:p>6922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8500" calcext:value-type="float">
            <text:p>785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4620" calcext:value-type="float">
            <text:p>7462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0240" calcext:value-type="float">
            <text:p>8024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4900" calcext:value-type="float">
            <text:p>6490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4960" calcext:value-type="float">
            <text:p>5496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62400" calcext:value-type="float">
            <text:p>6240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1020" calcext:value-type="float">
            <text:p>5102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56760" calcext:value-type="float">
            <text:p>5676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5140" calcext:value-type="float">
            <text:p>8514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8580" calcext:value-type="float">
            <text:p>9858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7000" calcext:value-type="float">
            <text:p>8700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6920" calcext:value-type="float">
            <text:p>8692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6720" calcext:value-type="float">
            <text:p>9672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9580" calcext:value-type="float">
            <text:p>9958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0700" calcext:value-type="float">
            <text:p>10070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2940" calcext:value-type="float">
            <text:p>9294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3880" calcext:value-type="float">
            <text:p>8388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76460" calcext:value-type="float">
            <text:p>7646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9980" calcext:value-type="float">
            <text:p>10998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4160" calcext:value-type="float">
            <text:p>10416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0900" calcext:value-type="float">
            <text:p>9090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22540" calcext:value-type="float">
            <text:p>1225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9200" calcext:value-type="float">
            <text:p>9920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3000" calcext:value-type="float">
            <text:p>10300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9800" calcext:value-type="float">
            <text:p>10980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8520" calcext:value-type="float">
            <text:p>10852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0040" calcext:value-type="float">
            <text:p>11004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8640" calcext:value-type="float">
            <text:p>10864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7240" calcext:value-type="float">
            <text:p>9724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81100" calcext:value-type="float">
            <text:p>8110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2940" calcext:value-type="float">
            <text:p>10294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5420" calcext:value-type="float">
            <text:p>10542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4620" calcext:value-type="float">
            <text:p>10462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20480" calcext:value-type="float">
            <text:p>12048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1360" calcext:value-type="float">
            <text:p>11136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0400" calcext:value-type="float">
            <text:p>1004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21920" calcext:value-type="float">
            <text:p>12192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7060" calcext:value-type="float">
            <text:p>10706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0560" calcext:value-type="float">
            <text:p>1105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8740" calcext:value-type="float">
            <text:p>11874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35160" calcext:value-type="float">
            <text:p>13516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0960" calcext:value-type="float">
            <text:p>9096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4360" calcext:value-type="float">
            <text:p>9436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43160" calcext:value-type="float">
            <text:p>14316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7800" calcext:value-type="float">
            <text:p>1078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9760" calcext:value-type="float">
            <text:p>11976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50" calcext:value-type="float">
            <text:p>105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50" calcext:value-type="float">
            <text:p>105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50" calcext:value-type="float">
            <text:p>85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820" calcext:value-type="float">
            <text:p>882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560" calcext:value-type="float">
            <text:p>856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380" calcext:value-type="float">
            <text:p>638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2460" calcext:value-type="float">
            <text:p>1246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700" calcext:value-type="float">
            <text:p>17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380" calcext:value-type="float">
            <text:p>3338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880" calcext:value-type="float">
            <text:p>2988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300" calcext:value-type="float">
            <text:p>293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140" calcext:value-type="float">
            <text:p>3414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480" calcext:value-type="float">
            <text:p>3148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080" calcext:value-type="float">
            <text:p>2908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920" calcext:value-type="float">
            <text:p>309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2780" calcext:value-type="float">
            <text:p>227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140" calcext:value-type="float">
            <text:p>311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800" calcext:value-type="float">
            <text:p>338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8800" calcext:value-type="float">
            <text:p>288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640" calcext:value-type="float">
            <text:p>3364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6180" calcext:value-type="float">
            <text:p>361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240" calcext:value-type="float">
            <text:p>322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5440" calcext:value-type="float">
            <text:p>354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140" calcext:value-type="float">
            <text:p>3114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220" calcext:value-type="float">
            <text:p>3122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260" calcext:value-type="float">
            <text:p>3226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400" calcext:value-type="float">
            <text:p>294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2160" calcext:value-type="float">
            <text:p>2216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440" calcext:value-type="float">
            <text:p>3044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920" calcext:value-type="float">
            <text:p>329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640" calcext:value-type="float">
            <text:p>3064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340" calcext:value-type="float">
            <text:p>303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6180" calcext:value-type="float">
            <text:p>3618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240" calcext:value-type="float">
            <text:p>322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5440" calcext:value-type="float">
            <text:p>354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140" calcext:value-type="float">
            <text:p>3114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220" calcext:value-type="float">
            <text:p>3122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260" calcext:value-type="float">
            <text:p>322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400" calcext:value-type="float">
            <text:p>294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2160" calcext:value-type="float">
            <text:p>221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440" calcext:value-type="float">
            <text:p>3044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920" calcext:value-type="float">
            <text:p>3292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640" calcext:value-type="float">
            <text:p>3064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0340" calcext:value-type="float">
            <text:p>3034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780" calcext:value-type="float">
            <text:p>2978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1110" calcext:value-type="float">
            <text:p>3111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520" calcext:value-type="float">
            <text:p>3452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820" calcext:value-type="float">
            <text:p>3382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5680" calcext:value-type="float">
            <text:p>356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000" calcext:value-type="float">
            <text:p>320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420" calcext:value-type="float">
            <text:p>2942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4220" calcext:value-type="float">
            <text:p>2422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7560" calcext:value-type="float">
            <text:p>2756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220" calcext:value-type="float">
            <text:p>3422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420" calcext:value-type="float">
            <text:p>334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5480" calcext:value-type="float">
            <text:p>3548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0920" calcext:value-type="float">
            <text:p>409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5220" calcext:value-type="float">
            <text:p>3522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580" calcext:value-type="float">
            <text:p>3758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680" calcext:value-type="float">
            <text:p>3268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920" calcext:value-type="float">
            <text:p>3792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9280" calcext:value-type="float">
            <text:p>392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180" calcext:value-type="float">
            <text:p>371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7800" calcext:value-type="float">
            <text:p>278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6500" calcext:value-type="float">
            <text:p>365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6960" calcext:value-type="float">
            <text:p>369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200" calcext:value-type="float">
            <text:p>342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200" calcext:value-type="float">
            <text:p>332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5140" calcext:value-type="float">
            <text:p>4514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340" calcext:value-type="float">
            <text:p>3434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8580" calcext:value-type="float">
            <text:p>3858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0580" calcext:value-type="float">
            <text:p>4058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4880" calcext:value-type="float">
            <text:p>3488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260" calcext:value-type="float">
            <text:p>322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9300" calcext:value-type="float">
            <text:p>3930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640" calcext:value-type="float">
            <text:p>2964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3730" calcext:value-type="float">
            <text:p>3373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2940" calcext:value-type="float">
            <text:p>4294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9800" calcext:value-type="float">
            <text:p>398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8620" calcext:value-type="float">
            <text:p>3862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4160" calcext:value-type="float">
            <text:p>4416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9360" calcext:value-type="float">
            <text:p>3936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0460" calcext:value-type="float">
            <text:p>4046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1380" calcext:value-type="float">
            <text:p>4138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3960" calcext:value-type="float">
            <text:p>439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520" calcext:value-type="float">
            <text:p>3752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760" calcext:value-type="float">
            <text:p>3776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29280" calcext:value-type="float">
            <text:p>2928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1280" calcext:value-type="float">
            <text:p>4128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8900" calcext:value-type="float">
            <text:p>3890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8470" calcext:value-type="float">
            <text:p>3847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0720" calcext:value-type="float">
            <text:p>4072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4380" calcext:value-type="float">
            <text:p>4438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7880" calcext:value-type="float">
            <text:p>3788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8720" calcext:value-type="float">
            <text:p>4872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5420" calcext:value-type="float">
            <text:p>5542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1940" calcext:value-type="float">
            <text:p>5194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0440" calcext:value-type="float">
            <text:p>5044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3420" calcext:value-type="float">
            <text:p>4342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2000" calcext:value-type="float">
            <text:p>320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2600" calcext:value-type="float">
            <text:p>4260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0180" calcext:value-type="float">
            <text:p>5018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7780" calcext:value-type="float">
            <text:p>4778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6780" calcext:value-type="float">
            <text:p>467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5940" calcext:value-type="float">
            <text:p>5594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2420" calcext:value-type="float">
            <text:p>5242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980" calcext:value-type="float">
            <text:p>6298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6760" calcext:value-type="float">
            <text:p>5676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6380" calcext:value-type="float">
            <text:p>563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0080" calcext:value-type="float">
            <text:p>5008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2290" calcext:value-type="float">
            <text:p>5229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2280" calcext:value-type="float">
            <text:p>4228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3220" calcext:value-type="float">
            <text:p>5322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560" calcext:value-type="float">
            <text:p>6256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6900" calcext:value-type="float">
            <text:p>569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164" calcext:value-type="float">
            <text:p>62164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940" calcext:value-type="float">
            <text:p>6294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5520" calcext:value-type="float">
            <text:p>5552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3660" calcext:value-type="float">
            <text:p>5366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500" calcext:value-type="float">
            <text:p>625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1120" calcext:value-type="float">
            <text:p>6112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9680" calcext:value-type="float">
            <text:p>4968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2600" calcext:value-type="float">
            <text:p>526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39800" calcext:value-type="float">
            <text:p>3980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1140" calcext:value-type="float">
            <text:p>6114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8740" calcext:value-type="float">
            <text:p>4874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0740" calcext:value-type="float">
            <text:p>4074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4840" calcext:value-type="float">
            <text:p>5484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720" calcext:value-type="float">
            <text:p>5672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8600" calcext:value-type="float">
            <text:p>486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0460" calcext:value-type="float">
            <text:p>5046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8660" calcext:value-type="float">
            <text:p>586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9360" calcext:value-type="float">
            <text:p>5936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8820" calcext:value-type="float">
            <text:p>588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3460" calcext:value-type="float">
            <text:p>5346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27620" calcext:value-type="float">
            <text:p>276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9080" calcext:value-type="float">
            <text:p>4908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8440" calcext:value-type="float">
            <text:p>5844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3500" calcext:value-type="float">
            <text:p>535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3680" calcext:value-type="float">
            <text:p>5368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100" calcext:value-type="float">
            <text:p>561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9620" calcext:value-type="float">
            <text:p>4962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540" calcext:value-type="float">
            <text:p>565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1400" calcext:value-type="float">
            <text:p>514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030" calcext:value-type="float">
            <text:p>5503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060" calcext:value-type="float">
            <text:p>6206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4000" calcext:value-type="float">
            <text:p>540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2480" calcext:value-type="float">
            <text:p>3248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1240" calcext:value-type="float">
            <text:p>5124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0680" calcext:value-type="float">
            <text:p>6068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7080" calcext:value-type="float">
            <text:p>570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100" calcext:value-type="float">
            <text:p>551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100" calcext:value-type="float">
            <text:p>561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9620" calcext:value-type="float">
            <text:p>4962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540" calcext:value-type="float">
            <text:p>565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1400" calcext:value-type="float">
            <text:p>514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030" calcext:value-type="float">
            <text:p>5503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060" calcext:value-type="float">
            <text:p>620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4000" calcext:value-type="float">
            <text:p>540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2480" calcext:value-type="float">
            <text:p>3248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1240" calcext:value-type="float">
            <text:p>5124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0680" calcext:value-type="float">
            <text:p>6068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7080" calcext:value-type="float">
            <text:p>5708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100" calcext:value-type="float">
            <text:p>551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940" calcext:value-type="float">
            <text:p>5594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7540" calcext:value-type="float">
            <text:p>4754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260" calcext:value-type="float">
            <text:p>552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4640" calcext:value-type="float">
            <text:p>5464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8560" calcext:value-type="float">
            <text:p>5856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1480" calcext:value-type="float">
            <text:p>6148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140" calcext:value-type="float">
            <text:p>561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7580" calcext:value-type="float">
            <text:p>3758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0280" calcext:value-type="float">
            <text:p>602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9980" calcext:value-type="float">
            <text:p>5998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9640" calcext:value-type="float">
            <text:p>5964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0000" calcext:value-type="float">
            <text:p>600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7760" calcext:value-type="float">
            <text:p>577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1420" calcext:value-type="float">
            <text:p>5142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4880" calcext:value-type="float">
            <text:p>5488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7700" calcext:value-type="float">
            <text:p>477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5600" calcext:value-type="float">
            <text:p>656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760" calcext:value-type="float">
            <text:p>6776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0100" calcext:value-type="float">
            <text:p>601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8900" calcext:value-type="float">
            <text:p>389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980" calcext:value-type="float">
            <text:p>629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9600" calcext:value-type="float">
            <text:p>596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1820" calcext:value-type="float">
            <text:p>6182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940" calcext:value-type="float">
            <text:p>629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460" calcext:value-type="float">
            <text:p>6246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5740" calcext:value-type="float">
            <text:p>5574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540" calcext:value-type="float">
            <text:p>6254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5440" calcext:value-type="float">
            <text:p>654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340" calcext:value-type="float">
            <text:p>6734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6920" calcext:value-type="float">
            <text:p>6692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4900" calcext:value-type="float">
            <text:p>5490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9120" calcext:value-type="float">
            <text:p>3912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180" calcext:value-type="float">
            <text:p>621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660" calcext:value-type="float">
            <text:p>6766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4760" calcext:value-type="float">
            <text:p>6476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5460" calcext:value-type="float">
            <text:p>6546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400" calcext:value-type="float">
            <text:p>674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8300" calcext:value-type="float">
            <text:p>5830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200" calcext:value-type="float">
            <text:p>672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9780" calcext:value-type="float">
            <text:p>6978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2460" calcext:value-type="float">
            <text:p>724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106420" calcext:value-type="float">
            <text:p>10642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100340" calcext:value-type="float">
            <text:p>10034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2820" calcext:value-type="float">
            <text:p>7282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115520" calcext:value-type="float">
            <text:p>11552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111160" calcext:value-type="float">
            <text:p>11116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9460" calcext:value-type="float">
            <text:p>6946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2960" calcext:value-type="float">
            <text:p>4296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8360" calcext:value-type="float">
            <text:p>7836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260" calcext:value-type="float">
            <text:p>5626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3620" calcext:value-type="float">
            <text:p>6362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2480" calcext:value-type="float">
            <text:p>7248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0740" calcext:value-type="float">
            <text:p>7074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1320" calcext:value-type="float">
            <text:p>8132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7580" calcext:value-type="float">
            <text:p>5758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3100" calcext:value-type="float">
            <text:p>431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4000" calcext:value-type="float">
            <text:p>7400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6560" calcext:value-type="float">
            <text:p>7656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0040" calcext:value-type="float">
            <text:p>7004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7960" calcext:value-type="float">
            <text:p>7796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5400" calcext:value-type="float">
            <text:p>6540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3060" calcext:value-type="float">
            <text:p>7306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4920" calcext:value-type="float">
            <text:p>7492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7940" calcext:value-type="float">
            <text:p>7794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2480" calcext:value-type="float">
            <text:p>824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8680" calcext:value-type="float">
            <text:p>8868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8820" calcext:value-type="float">
            <text:p>6882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39340" calcext:value-type="float">
            <text:p>3934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100" calcext:value-type="float">
            <text:p>6210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3440" calcext:value-type="float">
            <text:p>7344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1700" calcext:value-type="float">
            <text:p>717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8720" calcext:value-type="float">
            <text:p>6872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4520" calcext:value-type="float">
            <text:p>7452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3780" calcext:value-type="float">
            <text:p>6378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7300" calcext:value-type="float">
            <text:p>7730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840" calcext:value-type="float">
            <text:p>6784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4360" calcext:value-type="float">
            <text:p>743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3120" calcext:value-type="float">
            <text:p>7312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7100" calcext:value-type="float">
            <text:p>471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6940" calcext:value-type="float">
            <text:p>4694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9440" calcext:value-type="float">
            <text:p>8944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6500" calcext:value-type="float">
            <text:p>765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2660" calcext:value-type="float">
            <text:p>6266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1440" calcext:value-type="float">
            <text:p>8144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51" calcext:value-type="float">
            <text:p>351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78" calcext:value-type="float">
            <text:p>378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18" calcext:value-type="float">
            <text:p>418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18" calcext:value-type="float">
            <text:p>418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40" calcext:value-type="float">
            <text:p>3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10" calcext:value-type="float">
            <text:p>41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40" calcext:value-type="float">
            <text:p>2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40" calcext:value-type="float">
            <text:p>34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40" calcext:value-type="float">
            <text:p>44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65" calcext:value-type="float">
            <text:p>465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20" calcext:value-type="float">
            <text:p>42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70" calcext:value-type="float">
            <text:p>37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680" calcext:value-type="float">
            <text:p>68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180" calcext:value-type="float">
            <text:p>1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195" calcext:value-type="float">
            <text:p>195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860" calcext:value-type="float">
            <text:p>86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68" calcext:value-type="float">
            <text:p>468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390" calcext:value-type="float">
            <text:p>39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Envases contaminad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218" calcext:value-type="float">
            <text:p>218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88" calcext:value-type="float">
            <text:p>188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70" calcext:value-type="float">
            <text:p>17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12" calcext:value-type="float">
            <text:p>112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95" calcext:value-type="float">
            <text:p>195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224" calcext:value-type="float">
            <text:p>224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59" calcext:value-type="float">
            <text:p>159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193.6" calcext:value-type="float">
            <text:p>193,6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214" calcext:value-type="float">
            <text:p>214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Filtros de aire y aceite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42" calcext:value-type="float">
            <text:p>242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9" calcext:value-type="float">
            <text:p>139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7" calcext:value-type="float">
            <text:p>107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96" calcext:value-type="float">
            <text:p>96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98" calcext:value-type="float">
            <text:p>98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9" calcext:value-type="float">
            <text:p>129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9" calcext:value-type="float">
            <text:p>119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2" calcext:value-type="float">
            <text:p>132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1" calcext:value-type="float">
            <text:p>141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2" calcext:value-type="float">
            <text:p>112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9" calcext:value-type="float">
            <text:p>109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1" calcext:value-type="float">
            <text:p>111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1" calcext:value-type="float">
            <text:p>141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3" calcext:value-type="float">
            <text:p>123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6" calcext:value-type="float">
            <text:p>116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6" calcext:value-type="float">
            <text:p>116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2" calcext:value-type="float">
            <text:p>132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3" calcext:value-type="float">
            <text:p>143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5" calcext:value-type="float">
            <text:p>115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6" calcext:value-type="float">
            <text:p>146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9" calcext:value-type="float">
            <text:p>119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7" calcext:value-type="float">
            <text:p>137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3" calcext:value-type="float">
            <text:p>153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8" calcext:value-type="float">
            <text:p>148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5" calcext:value-type="float">
            <text:p>115,00</text:p>
          </table:table-cell>
        </table:table-row>
        <table:table-row table:style-name="ro3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1" calcext:value-type="float">
            <text:p>131,00</text:p>
          </table:table-cell>
        </table:table-row>
        <table:table-row table:style-name="ro3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3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6" calcext:value-type="float">
            <text:p>146,00</text:p>
          </table:table-cell>
        </table:table-row>
        <table:table-row table:style-name="ro3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9" calcext:value-type="float">
            <text:p>139,00</text:p>
          </table:table-cell>
        </table:table-row>
        <table:table-row table:style-name="ro3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6" calcext:value-type="float">
            <text:p>136,00</text:p>
          </table:table-cell>
        </table:table-row>
        <table:table-row table:style-name="ro3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64" calcext:value-type="float">
            <text:p>164,00</text:p>
          </table:table-cell>
        </table:table-row>
        <table:table-row table:style-name="ro3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1" calcext:value-type="float">
            <text:p>141,00</text:p>
          </table:table-cell>
        </table:table-row>
        <table:table-row table:style-name="ro3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4" calcext:value-type="float">
            <text:p>154,00</text:p>
          </table:table-cell>
        </table:table-row>
        <table:table-row table:style-name="ro3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9" calcext:value-type="float">
            <text:p>109,00</text:p>
          </table:table-cell>
        </table:table-row>
        <table:table-row table:style-name="ro3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5" calcext:value-type="float">
            <text:p>145,00</text:p>
          </table:table-cell>
        </table:table-row>
        <table:table-row table:style-name="ro3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6" calcext:value-type="float">
            <text:p>146,00</text:p>
          </table:table-cell>
        </table:table-row>
        <table:table-row table:style-name="ro3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6" calcext:value-type="float">
            <text:p>116,00</text:p>
          </table:table-cell>
        </table:table-row>
        <table:table-row table:style-name="ro3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90" calcext:value-type="float">
            <text:p>290,00</text:p>
          </table:table-cell>
        </table:table-row>
        <table:table-row table:style-name="ro3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2" calcext:value-type="float">
            <text:p>142,00</text:p>
          </table:table-cell>
        </table:table-row>
        <table:table-row table:style-name="ro3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3" calcext:value-type="float">
            <text:p>143,00</text:p>
          </table:table-cell>
        </table:table-row>
        <table:table-row table:style-name="ro3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3" calcext:value-type="float">
            <text:p>123,00</text:p>
          </table:table-cell>
        </table:table-row>
        <table:table-row table:style-name="ro3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0" calcext:value-type="float">
            <text:p>130,00</text:p>
          </table:table-cell>
        </table:table-row>
        <table:table-row table:style-name="ro3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7" calcext:value-type="float">
            <text:p>127,00</text:p>
          </table:table-cell>
        </table:table-row>
        <table:table-row table:style-name="ro3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1" calcext:value-type="float">
            <text:p>121,00</text:p>
          </table:table-cell>
        </table:table-row>
        <table:table-row table:style-name="ro3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9" calcext:value-type="float">
            <text:p>129,00</text:p>
          </table:table-cell>
        </table:table-row>
        <table:table-row table:style-name="ro3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9" calcext:value-type="float">
            <text:p>109,00</text:p>
          </table:table-cell>
        </table:table-row>
        <table:table-row table:style-name="ro3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3" calcext:value-type="float">
            <text:p>103,00</text:p>
          </table:table-cell>
        </table:table-row>
        <table:table-row table:style-name="ro3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99" calcext:value-type="float">
            <text:p>199,00</text:p>
          </table:table-cell>
        </table:table-row>
        <table:table-row table:style-name="ro3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5" calcext:value-type="float">
            <text:p>155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2" calcext:value-type="float">
            <text:p>132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9" calcext:value-type="float">
            <text:p>119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7" calcext:value-type="float">
            <text:p>117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08" calcext:value-type="float">
            <text:p>108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63" calcext:value-type="float">
            <text:p>163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6" calcext:value-type="float">
            <text:p>156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69" calcext:value-type="float">
            <text:p>269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3" calcext:value-type="float">
            <text:p>153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35" calcext:value-type="float">
            <text:p>235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25" calcext:value-type="float">
            <text:p>225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6" calcext:value-type="float">
            <text:p>126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3" calcext:value-type="float">
            <text:p>113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28" calcext:value-type="float">
            <text:p>228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6" calcext:value-type="float">
            <text:p>126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8" calcext:value-type="float">
            <text:p>118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3" calcext:value-type="float">
            <text:p>153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56" calcext:value-type="float">
            <text:p>256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6" calcext:value-type="float">
            <text:p>136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4" calcext:value-type="float">
            <text:p>154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5" calcext:value-type="float">
            <text:p>135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03" calcext:value-type="float">
            <text:p>203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2" calcext:value-type="float">
            <text:p>122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75" calcext:value-type="float">
            <text:p>275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1" calcext:value-type="float">
            <text:p>131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27" calcext:value-type="float">
            <text:p>127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334" calcext:value-type="float">
            <text:p>334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5" calcext:value-type="float">
            <text:p>135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13" calcext:value-type="float">
            <text:p>213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63" calcext:value-type="float">
            <text:p>63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62" calcext:value-type="float">
            <text:p>162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306" calcext:value-type="float">
            <text:p>306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05" calcext:value-type="float">
            <text:p>205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1" calcext:value-type="float">
            <text:p>111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20" calcext:value-type="float">
            <text:p>22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7" calcext:value-type="float">
            <text:p>157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395" calcext:value-type="float">
            <text:p>395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06" calcext:value-type="float">
            <text:p>206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99" calcext:value-type="float">
            <text:p>99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96" calcext:value-type="float">
            <text:p>296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1" calcext:value-type="float">
            <text:p>111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94" calcext:value-type="float">
            <text:p>194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304" calcext:value-type="float">
            <text:p>304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97" calcext:value-type="float">
            <text:p>197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279" calcext:value-type="float">
            <text:p>279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12" calcext:value-type="float">
            <text:p>112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52" calcext:value-type="float">
            <text:p>152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138" calcext:value-type="float">
            <text:p>138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Fluorescentes y lámparas bajo consum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460" calcext:value-type="float">
            <text:p>146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080" calcext:value-type="float">
            <text:p>108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40" calcext:value-type="float">
            <text:p>94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880" calcext:value-type="float">
            <text:p>88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180" calcext:value-type="float">
            <text:p>118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40" calcext:value-type="float">
            <text:p>94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580" calcext:value-type="float">
            <text:p>58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360" calcext:value-type="float">
            <text:p>336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80" calcext:value-type="float">
            <text:p>138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60" calcext:value-type="float">
            <text:p>136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480" calcext:value-type="float">
            <text:p>148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040" calcext:value-type="float">
            <text:p>10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260" calcext:value-type="float">
            <text:p>126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120" calcext:value-type="float">
            <text:p>212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040" calcext:value-type="float">
            <text:p>104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10" calcext:value-type="float">
            <text:p>11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740" calcext:value-type="float">
            <text:p>74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720" calcext:value-type="float">
            <text:p>72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720" calcext:value-type="float">
            <text:p>72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520" calcext:value-type="float">
            <text:p>152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720" calcext:value-type="float">
            <text:p>172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944" calcext:value-type="float">
            <text:p>1944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63" calcext:value-type="float">
            <text:p>1663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60" calcext:value-type="float">
            <text:p>166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574" calcext:value-type="float">
            <text:p>1574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40" calcext:value-type="float">
            <text:p>94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586" calcext:value-type="float">
            <text:p>1586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271" calcext:value-type="float">
            <text:p>1271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960" calcext:value-type="float">
            <text:p>19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980" calcext:value-type="float">
            <text:p>198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75" calcext:value-type="float">
            <text:p>1675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31" calcext:value-type="float">
            <text:p>1631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60" calcext:value-type="float">
            <text:p>96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40" calcext:value-type="float">
            <text:p>164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258" calcext:value-type="float">
            <text:p>1258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453" calcext:value-type="float">
            <text:p>453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001" calcext:value-type="float">
            <text:p>2001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29" calcext:value-type="float">
            <text:p>1629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77" calcext:value-type="float">
            <text:p>1377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018" calcext:value-type="float">
            <text:p>2018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165" calcext:value-type="float">
            <text:p>2165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994" calcext:value-type="float">
            <text:p>994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88" calcext:value-type="float">
            <text:p>1688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730" calcext:value-type="float">
            <text:p>173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319" calcext:value-type="float">
            <text:p>2319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819" calcext:value-type="float">
            <text:p>2819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695" calcext:value-type="float">
            <text:p>2695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492" calcext:value-type="float">
            <text:p>2492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561" calcext:value-type="float">
            <text:p>1561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64" calcext:value-type="float">
            <text:p>1364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489" calcext:value-type="float">
            <text:p>489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140" calcext:value-type="float">
            <text:p>114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265" calcext:value-type="float">
            <text:p>2265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365" calcext:value-type="float">
            <text:p>3365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714" calcext:value-type="float">
            <text:p>1714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764" calcext:value-type="float">
            <text:p>1764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036" calcext:value-type="float">
            <text:p>1036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499" calcext:value-type="float">
            <text:p>2499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592" calcext:value-type="float">
            <text:p>1592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815" calcext:value-type="float">
            <text:p>2815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432" calcext:value-type="float">
            <text:p>3432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466" calcext:value-type="float">
            <text:p>1466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684" calcext:value-type="float">
            <text:p>3684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839" calcext:value-type="float">
            <text:p>2839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291" calcext:value-type="float">
            <text:p>2291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90" calcext:value-type="float">
            <text:p>39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096" calcext:value-type="float">
            <text:p>3096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798" calcext:value-type="float">
            <text:p>1798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047" calcext:value-type="float">
            <text:p>3047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688" calcext:value-type="float">
            <text:p>1688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314" calcext:value-type="float">
            <text:p>1314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010" calcext:value-type="float">
            <text:p>301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595" calcext:value-type="float">
            <text:p>2595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332" calcext:value-type="float">
            <text:p>3332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1178" calcext:value-type="float">
            <text:p>1178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275" calcext:value-type="float">
            <text:p>3275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2561" calcext:value-type="float">
            <text:p>2561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3247" calcext:value-type="float">
            <text:p>3247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Frigoríficos / equipos frí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6706" calcext:value-type="float">
            <text:p>6706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1047" calcext:value-type="float">
            <text:p>1047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Informática y telecomunicacion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3040" calcext:value-type="float">
            <text:p>4304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2880" calcext:value-type="float">
            <text:p>3288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0120" calcext:value-type="float">
            <text:p>401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8820" calcext:value-type="float">
            <text:p>2882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8180" calcext:value-type="float">
            <text:p>2818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1020" calcext:value-type="float">
            <text:p>310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3820" calcext:value-type="float">
            <text:p>338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1600" calcext:value-type="float">
            <text:p>216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2420" calcext:value-type="float">
            <text:p>2242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300" calcext:value-type="float">
            <text:p>383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3500" calcext:value-type="float">
            <text:p>235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1640" calcext:value-type="float">
            <text:p>3164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7080" calcext:value-type="float">
            <text:p>170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4560" calcext:value-type="float">
            <text:p>2456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2360" calcext:value-type="float">
            <text:p>3236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2560" calcext:value-type="float">
            <text:p>4256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6260" calcext:value-type="float">
            <text:p>362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3440" calcext:value-type="float">
            <text:p>4344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0940" calcext:value-type="float">
            <text:p>3094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1120" calcext:value-type="float">
            <text:p>3112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9720" calcext:value-type="float">
            <text:p>3972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1040" calcext:value-type="float">
            <text:p>3104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8480" calcext:value-type="float">
            <text:p>284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2980" calcext:value-type="float">
            <text:p>3298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2000" calcext:value-type="float">
            <text:p>320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7140" calcext:value-type="float">
            <text:p>371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6420" calcext:value-type="float">
            <text:p>3642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3780" calcext:value-type="float">
            <text:p>337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8540" calcext:value-type="float">
            <text:p>2854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660" calcext:value-type="float">
            <text:p>386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6560" calcext:value-type="float">
            <text:p>3656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5120" calcext:value-type="float">
            <text:p>2512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5560" calcext:value-type="float">
            <text:p>355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7680" calcext:value-type="float">
            <text:p>3768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4120" calcext:value-type="float">
            <text:p>3412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7320" calcext:value-type="float">
            <text:p>2732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3060" calcext:value-type="float">
            <text:p>2306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6920" calcext:value-type="float">
            <text:p>2692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1840" calcext:value-type="float">
            <text:p>3184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9760" calcext:value-type="float">
            <text:p>3976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3380" calcext:value-type="float">
            <text:p>333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9320" calcext:value-type="float">
            <text:p>2932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9960" calcext:value-type="float">
            <text:p>3996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9700" calcext:value-type="float">
            <text:p>297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5400" calcext:value-type="float">
            <text:p>4540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3940" calcext:value-type="float">
            <text:p>5394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3920" calcext:value-type="float">
            <text:p>539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4400" calcext:value-type="float">
            <text:p>444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6420" calcext:value-type="float">
            <text:p>364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7600" calcext:value-type="float">
            <text:p>376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8420" calcext:value-type="float">
            <text:p>4842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9920" calcext:value-type="float">
            <text:p>399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4580" calcext:value-type="float">
            <text:p>3458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5460" calcext:value-type="float">
            <text:p>2546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8780" calcext:value-type="float">
            <text:p>287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7380" calcext:value-type="float">
            <text:p>2738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4240" calcext:value-type="float">
            <text:p>3424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7260" calcext:value-type="float">
            <text:p>472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9000" calcext:value-type="float">
            <text:p>490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1080" calcext:value-type="float">
            <text:p>4108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125" calcext:value-type="float">
            <text:p>38125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4329" calcext:value-type="float">
            <text:p>34329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5637" calcext:value-type="float">
            <text:p>45637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768" calcext:value-type="float">
            <text:p>38768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3961" calcext:value-type="float">
            <text:p>33961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6072" calcext:value-type="float">
            <text:p>26072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9124" calcext:value-type="float">
            <text:p>29124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7368" calcext:value-type="float">
            <text:p>27368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7980" calcext:value-type="float">
            <text:p>279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5640" calcext:value-type="float">
            <text:p>3564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7400" calcext:value-type="float">
            <text:p>374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540" calcext:value-type="float">
            <text:p>3854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5740" calcext:value-type="float">
            <text:p>2574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5740" calcext:value-type="float">
            <text:p>3574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7120" calcext:value-type="float">
            <text:p>4712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9340" calcext:value-type="float">
            <text:p>3934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8460" calcext:value-type="float">
            <text:p>384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4560" calcext:value-type="float">
            <text:p>4456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220" calcext:value-type="float">
            <text:p>522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9880" calcext:value-type="float">
            <text:p>2988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6440" calcext:value-type="float">
            <text:p>5644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7680" calcext:value-type="float">
            <text:p>3768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7780" calcext:value-type="float">
            <text:p>4778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2480" calcext:value-type="float">
            <text:p>224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2480" calcext:value-type="float">
            <text:p>2248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3980" calcext:value-type="float">
            <text:p>4398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60020" calcext:value-type="float">
            <text:p>6002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2300" calcext:value-type="float">
            <text:p>423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4020" calcext:value-type="float">
            <text:p>5402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0500" calcext:value-type="float">
            <text:p>505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66840" calcext:value-type="float">
            <text:p>6684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4260" calcext:value-type="float">
            <text:p>5426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2080" calcext:value-type="float">
            <text:p>4208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30880" calcext:value-type="float">
            <text:p>3088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2100" calcext:value-type="float">
            <text:p>521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2200" calcext:value-type="float">
            <text:p>5220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73880" calcext:value-type="float">
            <text:p>17388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24060" calcext:value-type="float">
            <text:p>12406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16500" calcext:value-type="float">
            <text:p>21650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79440" calcext:value-type="float">
            <text:p>17944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33040" calcext:value-type="float">
            <text:p>23304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01500" calcext:value-type="float">
            <text:p>2015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57780" calcext:value-type="float">
            <text:p>15778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69220" calcext:value-type="float">
            <text:p>16922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68902" calcext:value-type="float">
            <text:p>168902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221880" calcext:value-type="float">
            <text:p>22188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69160" calcext:value-type="float">
            <text:p>16916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58160" calcext:value-type="float">
            <text:p>15816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260" calcext:value-type="float">
            <text:p>426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560" calcext:value-type="float">
            <text:p>356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920" calcext:value-type="float">
            <text:p>392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680" calcext:value-type="float">
            <text:p>468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360" calcext:value-type="float">
            <text:p>33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340" calcext:value-type="float">
            <text:p>334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340" calcext:value-type="float">
            <text:p>334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6200" calcext:value-type="float">
            <text:p>62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240" calcext:value-type="float">
            <text:p>324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880" calcext:value-type="float">
            <text:p>288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680" calcext:value-type="float">
            <text:p>368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060" calcext:value-type="float">
            <text:p>20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700" calcext:value-type="float">
            <text:p>47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300" calcext:value-type="float">
            <text:p>430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6799" calcext:value-type="float">
            <text:p>6799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98" calcext:value-type="float">
            <text:p>198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285" calcext:value-type="float">
            <text:p>4285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709" calcext:value-type="float">
            <text:p>3709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86" calcext:value-type="float">
            <text:p>486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139" calcext:value-type="float">
            <text:p>3139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294" calcext:value-type="float">
            <text:p>4294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03" calcext:value-type="float">
            <text:p>403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534" calcext:value-type="float">
            <text:p>534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620" calcext:value-type="float">
            <text:p>6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336" calcext:value-type="float">
            <text:p>1336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407" calcext:value-type="float">
            <text:p>3407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762" calcext:value-type="float">
            <text:p>3762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223" calcext:value-type="float">
            <text:p>2223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368" calcext:value-type="float">
            <text:p>4368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638" calcext:value-type="float">
            <text:p>3638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84" calcext:value-type="float">
            <text:p>84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337" calcext:value-type="float">
            <text:p>2337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602" calcext:value-type="float">
            <text:p>1602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87" calcext:value-type="float">
            <text:p>487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622" calcext:value-type="float">
            <text:p>622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243" calcext:value-type="float">
            <text:p>1243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689" calcext:value-type="float">
            <text:p>2689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977" calcext:value-type="float">
            <text:p>3977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693" calcext:value-type="float">
            <text:p>2693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026" calcext:value-type="float">
            <text:p>3026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244" calcext:value-type="float">
            <text:p>3244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623" calcext:value-type="float">
            <text:p>3623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340" calcext:value-type="float">
            <text:p>334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383" calcext:value-type="float">
            <text:p>3383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883" calcext:value-type="float">
            <text:p>2883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928" calcext:value-type="float">
            <text:p>2928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076" calcext:value-type="float">
            <text:p>3076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658" calcext:value-type="float">
            <text:p>3658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741" calcext:value-type="float">
            <text:p>4741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520" calcext:value-type="float">
            <text:p>52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841" calcext:value-type="float">
            <text:p>2841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663" calcext:value-type="float">
            <text:p>4663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098" calcext:value-type="float">
            <text:p>4098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4282" calcext:value-type="float">
            <text:p>4282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021" calcext:value-type="float">
            <text:p>2021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160" calcext:value-type="float">
            <text:p>116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3124" calcext:value-type="float">
            <text:p>3124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332" calcext:value-type="float">
            <text:p>1332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603" calcext:value-type="float">
            <text:p>2603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5370" calcext:value-type="float">
            <text:p>537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768" calcext:value-type="float">
            <text:p>1768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249" calcext:value-type="float">
            <text:p>1249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862" calcext:value-type="float">
            <text:p>1862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Línea blanca / electrodomésticos &gt;50 cm</text:p>
          </table:table-cell>
          <table:table-cell office:value-type="string" calcext:value-type="string">
            <text:p>Punto limpio</text:p>
          </table:table-cell>
          <table:table-cell office:value-type="float" office:value="1861" calcext:value-type="float">
            <text:p>1861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3060" calcext:value-type="float">
            <text:p>330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3500" calcext:value-type="float">
            <text:p>335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5880" calcext:value-type="float">
            <text:p>2588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7280" calcext:value-type="float">
            <text:p>2728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920" calcext:value-type="float">
            <text:p>299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8540" calcext:value-type="float">
            <text:p>3854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4620" calcext:value-type="float">
            <text:p>446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5540" calcext:value-type="float">
            <text:p>2554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7300" calcext:value-type="float">
            <text:p>373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9160" calcext:value-type="float">
            <text:p>391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3840" calcext:value-type="float">
            <text:p>2384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4440" calcext:value-type="float">
            <text:p>3444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1800" calcext:value-type="float">
            <text:p>318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8340" calcext:value-type="float">
            <text:p>283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2840" calcext:value-type="float">
            <text:p>328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6040" calcext:value-type="float">
            <text:p>2604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6700" calcext:value-type="float">
            <text:p>367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3760" calcext:value-type="float">
            <text:p>3376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4400" calcext:value-type="float">
            <text:p>444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8780" calcext:value-type="float">
            <text:p>3878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9380" calcext:value-type="float">
            <text:p>3938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8540" calcext:value-type="float">
            <text:p>3854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9560" calcext:value-type="float">
            <text:p>3956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2740" calcext:value-type="float">
            <text:p>327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0200" calcext:value-type="float">
            <text:p>302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860" calcext:value-type="float">
            <text:p>2986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0760" calcext:value-type="float">
            <text:p>4076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1100" calcext:value-type="float">
            <text:p>311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5480" calcext:value-type="float">
            <text:p>3548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7960" calcext:value-type="float">
            <text:p>479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3720" calcext:value-type="float">
            <text:p>3372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8440" calcext:value-type="float">
            <text:p>2844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4980" calcext:value-type="float">
            <text:p>3498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0340" calcext:value-type="float">
            <text:p>3034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1720" calcext:value-type="float">
            <text:p>4172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4620" calcext:value-type="float">
            <text:p>3462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5700" calcext:value-type="float">
            <text:p>457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1260" calcext:value-type="float">
            <text:p>4126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0940" calcext:value-type="float">
            <text:p>5094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7280" calcext:value-type="float">
            <text:p>372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5820" calcext:value-type="float">
            <text:p>3582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0320" calcext:value-type="float">
            <text:p>3032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1040" calcext:value-type="float">
            <text:p>310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4760" calcext:value-type="float">
            <text:p>3476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0360" calcext:value-type="float">
            <text:p>3036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6120" calcext:value-type="float">
            <text:p>2612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4640" calcext:value-type="float">
            <text:p>3464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3480" calcext:value-type="float">
            <text:p>3348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1740" calcext:value-type="float">
            <text:p>2174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8140" calcext:value-type="float">
            <text:p>2814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7940" calcext:value-type="float">
            <text:p>3794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1340" calcext:value-type="float">
            <text:p>3134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5300" calcext:value-type="float">
            <text:p>253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060" calcext:value-type="float">
            <text:p>2906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9320" calcext:value-type="float">
            <text:p>4932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8940" calcext:value-type="float">
            <text:p>2894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7180" calcext:value-type="float">
            <text:p>471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2460" calcext:value-type="float">
            <text:p>324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400" calcext:value-type="float">
            <text:p>294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0300" calcext:value-type="float">
            <text:p>203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3560" calcext:value-type="float">
            <text:p>2356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102" calcext:value-type="float">
            <text:p>29102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0087" calcext:value-type="float">
            <text:p>40087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2376" calcext:value-type="float">
            <text:p>32376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6273" calcext:value-type="float">
            <text:p>26273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0124" calcext:value-type="float">
            <text:p>30124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8541" calcext:value-type="float">
            <text:p>48541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9745" calcext:value-type="float">
            <text:p>29745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4180" calcext:value-type="float">
            <text:p>441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23360" calcext:value-type="float">
            <text:p>2336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6860" calcext:value-type="float">
            <text:p>4686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2060" calcext:value-type="float">
            <text:p>5206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9300" calcext:value-type="float">
            <text:p>393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8920" calcext:value-type="float">
            <text:p>3892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39720" calcext:value-type="float">
            <text:p>3972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8760" calcext:value-type="float">
            <text:p>5876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1960" calcext:value-type="float">
            <text:p>519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9000" calcext:value-type="float">
            <text:p>5900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68900" calcext:value-type="float">
            <text:p>6890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3740" calcext:value-type="float">
            <text:p>4374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61140" calcext:value-type="float">
            <text:p>6114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6250" calcext:value-type="float">
            <text:p>5625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55360" calcext:value-type="float">
            <text:p>5536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Maderas para reciclaje</text:p>
          </table:table-cell>
          <table:table-cell office:value-type="string" calcext:value-type="string">
            <text:p>Punto limpio</text:p>
          </table:table-cell>
          <table:table-cell office:value-type="float" office:value="44240" calcext:value-type="float">
            <text:p>4424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Mercurio (termómetros)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430" calcext:value-type="float">
            <text:p>743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700" calcext:value-type="float">
            <text:p>67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780" calcext:value-type="float">
            <text:p>478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3010" calcext:value-type="float">
            <text:p>1301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270" calcext:value-type="float">
            <text:p>827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24660" calcext:value-type="float">
            <text:p>246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510" calcext:value-type="float">
            <text:p>851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880" calcext:value-type="float">
            <text:p>48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020" calcext:value-type="float">
            <text:p>802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830" calcext:value-type="float">
            <text:p>683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830" calcext:value-type="float">
            <text:p>683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990" calcext:value-type="float">
            <text:p>699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580" calcext:value-type="float">
            <text:p>65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300" calcext:value-type="float">
            <text:p>53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840" calcext:value-type="float">
            <text:p>48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450" calcext:value-type="float">
            <text:p>645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110" calcext:value-type="float">
            <text:p>711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700" calcext:value-type="float">
            <text:p>77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120" calcext:value-type="float">
            <text:p>712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040" calcext:value-type="float">
            <text:p>404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470" calcext:value-type="float">
            <text:p>947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690" calcext:value-type="float">
            <text:p>669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80" calcext:value-type="float">
            <text:p>60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020" calcext:value-type="float">
            <text:p>402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140" calcext:value-type="float">
            <text:p>414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400" calcext:value-type="float">
            <text:p>44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3600" calcext:value-type="float">
            <text:p>360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450" calcext:value-type="float">
            <text:p>445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2370" calcext:value-type="float">
            <text:p>237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380" calcext:value-type="float">
            <text:p>538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3720" calcext:value-type="float">
            <text:p>372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3490" calcext:value-type="float">
            <text:p>349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290" calcext:value-type="float">
            <text:p>529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610" calcext:value-type="float">
            <text:p>561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60" calcext:value-type="float">
            <text:p>606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150" calcext:value-type="float">
            <text:p>515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410" calcext:value-type="float">
            <text:p>441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520" calcext:value-type="float">
            <text:p>552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890" calcext:value-type="float">
            <text:p>589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890" calcext:value-type="float">
            <text:p>589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30" calcext:value-type="float">
            <text:p>603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10" calcext:value-type="float">
            <text:p>601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210" calcext:value-type="float">
            <text:p>721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530" calcext:value-type="float">
            <text:p>653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490" calcext:value-type="float">
            <text:p>749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780" calcext:value-type="float">
            <text:p>678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870" calcext:value-type="float">
            <text:p>687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850" calcext:value-type="float">
            <text:p>485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480" calcext:value-type="float">
            <text:p>948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20" calcext:value-type="float">
            <text:p>602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030" calcext:value-type="float">
            <text:p>703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790" calcext:value-type="float">
            <text:p>679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970" calcext:value-type="float">
            <text:p>697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000" calcext:value-type="float">
            <text:p>70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490" calcext:value-type="float">
            <text:p>1149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220" calcext:value-type="float">
            <text:p>82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930" calcext:value-type="float">
            <text:p>593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760" calcext:value-type="float">
            <text:p>87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4210" calcext:value-type="float">
            <text:p>421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220" calcext:value-type="float">
            <text:p>622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623" calcext:value-type="float">
            <text:p>9623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972" calcext:value-type="float">
            <text:p>5972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264" calcext:value-type="float">
            <text:p>7264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659" calcext:value-type="float">
            <text:p>6659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023" calcext:value-type="float">
            <text:p>7023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991" calcext:value-type="float">
            <text:p>6991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2116" calcext:value-type="float">
            <text:p>12116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667" calcext:value-type="float">
            <text:p>7667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480" calcext:value-type="float">
            <text:p>94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880" calcext:value-type="float">
            <text:p>88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230" calcext:value-type="float">
            <text:p>723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660" calcext:value-type="float">
            <text:p>566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380" calcext:value-type="float">
            <text:p>1138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550" calcext:value-type="float">
            <text:p>855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240" calcext:value-type="float">
            <text:p>724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900" calcext:value-type="float">
            <text:p>890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960" calcext:value-type="float">
            <text:p>796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490" calcext:value-type="float">
            <text:p>849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060" calcext:value-type="float">
            <text:p>1106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990" calcext:value-type="float">
            <text:p>999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980" calcext:value-type="float">
            <text:p>1198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110" calcext:value-type="float">
            <text:p>1111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080" calcext:value-type="float">
            <text:p>808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550" calcext:value-type="float">
            <text:p>855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0810" calcext:value-type="float">
            <text:p>1081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8700" calcext:value-type="float">
            <text:p>870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820" calcext:value-type="float">
            <text:p>782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2280" calcext:value-type="float">
            <text:p>228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7430" calcext:value-type="float">
            <text:p>743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3650" calcext:value-type="float">
            <text:p>1365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4420" calcext:value-type="float">
            <text:p>1442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2960" calcext:value-type="float">
            <text:p>296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4110" calcext:value-type="float">
            <text:p>1411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610" calcext:value-type="float">
            <text:p>661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5390" calcext:value-type="float">
            <text:p>1539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340" calcext:value-type="float">
            <text:p>113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3550" calcext:value-type="float">
            <text:p>355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2890" calcext:value-type="float">
            <text:p>1289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110" calcext:value-type="float">
            <text:p>911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540" calcext:value-type="float">
            <text:p>954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4130" calcext:value-type="float">
            <text:p>1413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2380" calcext:value-type="float">
            <text:p>1238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2960" calcext:value-type="float">
            <text:p>1296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630" calcext:value-type="float">
            <text:p>1163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2040" calcext:value-type="float">
            <text:p>1204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0230" calcext:value-type="float">
            <text:p>1023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1520" calcext:value-type="float">
            <text:p>1152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0730" calcext:value-type="float">
            <text:p>1073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5430" calcext:value-type="float">
            <text:p>543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4200" calcext:value-type="float">
            <text:p>142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9770" calcext:value-type="float">
            <text:p>977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9000" calcext:value-type="float">
            <text:p>190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0410" calcext:value-type="float">
            <text:p>1041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60" calcext:value-type="float">
            <text:p>606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1360" calcext:value-type="float">
            <text:p>136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570" calcext:value-type="float">
            <text:p>657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2440" calcext:value-type="float">
            <text:p>244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Metales</text:p>
          </table:table-cell>
          <table:table-cell office:value-type="string" calcext:value-type="string">
            <text:p>Punto limpio</text:p>
          </table:table-cell>
          <table:table-cell office:value-type="float" office:value="6040" calcext:value-type="float">
            <text:p>604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Mezcla de combustibl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7080" calcext:value-type="float">
            <text:p>3708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9140" calcext:value-type="float">
            <text:p>2914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8860" calcext:value-type="float">
            <text:p>3886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5620" calcext:value-type="float">
            <text:p>3562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5460" calcext:value-type="float">
            <text:p>3546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1140" calcext:value-type="float">
            <text:p>3114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5780" calcext:value-type="float">
            <text:p>1578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7780" calcext:value-type="float">
            <text:p>177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3340" calcext:value-type="float">
            <text:p>133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6960" calcext:value-type="float">
            <text:p>269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4040" calcext:value-type="float">
            <text:p>4404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2020" calcext:value-type="float">
            <text:p>4202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52840" calcext:value-type="float">
            <text:p>5284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5200" calcext:value-type="float">
            <text:p>452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9480" calcext:value-type="float">
            <text:p>3948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5480" calcext:value-type="float">
            <text:p>2548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460" calcext:value-type="float">
            <text:p>234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7280" calcext:value-type="float">
            <text:p>2728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6780" calcext:value-type="float">
            <text:p>4678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6140" calcext:value-type="float">
            <text:p>1614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560" calcext:value-type="float">
            <text:p>2356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2100" calcext:value-type="float">
            <text:p>221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3080" calcext:value-type="float">
            <text:p>330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0880" calcext:value-type="float">
            <text:p>3088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2940" calcext:value-type="float">
            <text:p>3294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3200" calcext:value-type="float">
            <text:p>432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2380" calcext:value-type="float">
            <text:p>4238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0480" calcext:value-type="float">
            <text:p>404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0600" calcext:value-type="float">
            <text:p>306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77310" calcext:value-type="float">
            <text:p>7731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8760" calcext:value-type="float">
            <text:p>1876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1080" calcext:value-type="float">
            <text:p>2108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3560" calcext:value-type="float">
            <text:p>335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7680" calcext:value-type="float">
            <text:p>2768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980" calcext:value-type="float">
            <text:p>2398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8280" calcext:value-type="float">
            <text:p>2828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160" calcext:value-type="float">
            <text:p>2316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980" calcext:value-type="float">
            <text:p>2398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42560" calcext:value-type="float">
            <text:p>425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4660" calcext:value-type="float">
            <text:p>2466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0340" calcext:value-type="float">
            <text:p>2034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6380" calcext:value-type="float">
            <text:p>1638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5540" calcext:value-type="float">
            <text:p>255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5180" calcext:value-type="float">
            <text:p>2518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9840" calcext:value-type="float">
            <text:p>984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1380" calcext:value-type="float">
            <text:p>1138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0100" calcext:value-type="float">
            <text:p>201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1600" calcext:value-type="float">
            <text:p>2160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9800" calcext:value-type="float">
            <text:p>2980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880" calcext:value-type="float">
            <text:p>2388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4340" calcext:value-type="float">
            <text:p>2434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0140" calcext:value-type="float">
            <text:p>2014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560" calcext:value-type="float">
            <text:p>2356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2040" calcext:value-type="float">
            <text:p>2204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5780" calcext:value-type="float">
            <text:p>257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8180" calcext:value-type="float">
            <text:p>1818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5040" calcext:value-type="float">
            <text:p>1504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1760" calcext:value-type="float">
            <text:p>217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4420" calcext:value-type="float">
            <text:p>2442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0720" calcext:value-type="float">
            <text:p>2072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3350" calcext:value-type="float">
            <text:p>2335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4840" calcext:value-type="float">
            <text:p>2484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0660" calcext:value-type="float">
            <text:p>2066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8960" calcext:value-type="float">
            <text:p>1896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8600" calcext:value-type="float">
            <text:p>1860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7160" calcext:value-type="float">
            <text:p>271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7960" calcext:value-type="float">
            <text:p>279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0840" calcext:value-type="float">
            <text:p>1084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7140" calcext:value-type="float">
            <text:p>1714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1040" calcext:value-type="float">
            <text:p>1104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31050" calcext:value-type="float">
            <text:p>3105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4560" calcext:value-type="float">
            <text:p>2456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51360" calcext:value-type="float">
            <text:p>15136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70580" calcext:value-type="float">
            <text:p>17058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38580" calcext:value-type="float">
            <text:p>13858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65780" calcext:value-type="float">
            <text:p>6578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69580" calcext:value-type="float">
            <text:p>16958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77960" calcext:value-type="float">
            <text:p>17796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215040" calcext:value-type="float">
            <text:p>21504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47750" calcext:value-type="float">
            <text:p>14775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82580" calcext:value-type="float">
            <text:p>18258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47620" calcext:value-type="float">
            <text:p>14762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27420" calcext:value-type="float">
            <text:p>12742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Palets</text:p>
          </table:table-cell>
          <table:table-cell office:value-type="string" calcext:value-type="string">
            <text:p>Recogida en zona industrial</text:p>
          </table:table-cell>
          <table:table-cell office:value-type="float" office:value="100730" calcext:value-type="float">
            <text:p>10073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4785" calcext:value-type="float">
            <text:p>4785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antallas plan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5420" calcext:value-type="float">
            <text:p>16542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8120" calcext:value-type="float">
            <text:p>12812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1520" calcext:value-type="float">
            <text:p>1315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2650" calcext:value-type="float">
            <text:p>14265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8320" calcext:value-type="float">
            <text:p>1283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8600" calcext:value-type="float">
            <text:p>1286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4080" calcext:value-type="float">
            <text:p>13408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91380" calcext:value-type="float">
            <text:p>913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8740" calcext:value-type="float">
            <text:p>1387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4550" calcext:value-type="float">
            <text:p>14455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5320" calcext:value-type="float">
            <text:p>12532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640" calcext:value-type="float">
            <text:p>15064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1640" calcext:value-type="float">
            <text:p>16164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1140" calcext:value-type="float">
            <text:p>1211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6140" calcext:value-type="float">
            <text:p>1261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5790" calcext:value-type="float">
            <text:p>12579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6140" calcext:value-type="float">
            <text:p>12614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6800" calcext:value-type="float">
            <text:p>1468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1840" calcext:value-type="float">
            <text:p>13184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81390" calcext:value-type="float">
            <text:p>8139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190" calcext:value-type="float">
            <text:p>15019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5900" calcext:value-type="float">
            <text:p>1459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8150" calcext:value-type="float">
            <text:p>12815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6352" calcext:value-type="float">
            <text:p>156352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3340" calcext:value-type="float">
            <text:p>14334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8939" calcext:value-type="float">
            <text:p>118939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6080" calcext:value-type="float">
            <text:p>16608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8240" calcext:value-type="float">
            <text:p>11824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55740" calcext:value-type="float">
            <text:p>5574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1740" calcext:value-type="float">
            <text:p>14174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8760" calcext:value-type="float">
            <text:p>12876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01740" calcext:value-type="float">
            <text:p>10174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71741" calcext:value-type="float">
            <text:p>171741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5170" calcext:value-type="float">
            <text:p>13517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4360" calcext:value-type="float">
            <text:p>13436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8517" calcext:value-type="float">
            <text:p>138517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2298" calcext:value-type="float">
            <text:p>152298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6410" calcext:value-type="float">
            <text:p>13641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7660" calcext:value-type="float">
            <text:p>1176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5560" calcext:value-type="float">
            <text:p>14556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8080" calcext:value-type="float">
            <text:p>15808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8650" calcext:value-type="float">
            <text:p>14865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6300" calcext:value-type="float">
            <text:p>1463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99440" calcext:value-type="float">
            <text:p>9944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4280" calcext:value-type="float">
            <text:p>1442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7810" calcext:value-type="float">
            <text:p>15781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3520" calcext:value-type="float">
            <text:p>1235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7060" calcext:value-type="float">
            <text:p>15706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0820" calcext:value-type="float">
            <text:p>1408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0940" calcext:value-type="float">
            <text:p>14094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5060" calcext:value-type="float">
            <text:p>1350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2990" calcext:value-type="float">
            <text:p>11299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1660" calcext:value-type="float">
            <text:p>13166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2300" calcext:value-type="float">
            <text:p>1423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420" calcext:value-type="float">
            <text:p>15042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05250" calcext:value-type="float">
            <text:p>10525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9400" calcext:value-type="float">
            <text:p>1494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3870" calcext:value-type="float">
            <text:p>13387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5600" calcext:value-type="float">
            <text:p>1156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7080" calcext:value-type="float">
            <text:p>11708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6470" calcext:value-type="float">
            <text:p>13647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1590" calcext:value-type="float">
            <text:p>11159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4660" calcext:value-type="float">
            <text:p>14466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5440" calcext:value-type="float">
            <text:p>1454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8052" calcext:value-type="float">
            <text:p>148052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5360" calcext:value-type="float">
            <text:p>1453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0390" calcext:value-type="float">
            <text:p>14039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97330" calcext:value-type="float">
            <text:p>9733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2520" calcext:value-type="float">
            <text:p>15252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3883" calcext:value-type="float">
            <text:p>143883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9295" calcext:value-type="float">
            <text:p>129295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0040" calcext:value-type="float">
            <text:p>1400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7102" calcext:value-type="float">
            <text:p>137102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9530" calcext:value-type="float">
            <text:p>14953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410" calcext:value-type="float">
            <text:p>15041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6850" calcext:value-type="float">
            <text:p>12685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1950" calcext:value-type="float">
            <text:p>15195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8380" calcext:value-type="float">
            <text:p>14838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29160" calcext:value-type="float">
            <text:p>12916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97080" calcext:value-type="float">
            <text:p>9708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9405" calcext:value-type="float">
            <text:p>149405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7770" calcext:value-type="float">
            <text:p>14777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684" calcext:value-type="float">
            <text:p>150684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0980" calcext:value-type="float">
            <text:p>15098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76353" calcext:value-type="float">
            <text:p>176353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2201" calcext:value-type="float">
            <text:p>142201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9706" calcext:value-type="float">
            <text:p>169706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8394" calcext:value-type="float">
            <text:p>138394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5047" calcext:value-type="float">
            <text:p>155047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5725" calcext:value-type="float">
            <text:p>155725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2504" calcext:value-type="float">
            <text:p>152504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6562" calcext:value-type="float">
            <text:p>116562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70807" calcext:value-type="float">
            <text:p>170807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1110" calcext:value-type="float">
            <text:p>16111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54226" calcext:value-type="float">
            <text:p>154226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86615" calcext:value-type="float">
            <text:p>186615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160" calcext:value-type="float">
            <text:p>231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800" calcext:value-type="float">
            <text:p>138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280" calcext:value-type="float">
            <text:p>1528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320" calcext:value-type="float">
            <text:p>1532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020" calcext:value-type="float">
            <text:p>170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960" calcext:value-type="float">
            <text:p>169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720" calcext:value-type="float">
            <text:p>237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900" calcext:value-type="float">
            <text:p>159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4540" calcext:value-type="float">
            <text:p>245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7460" calcext:value-type="float">
            <text:p>74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640" calcext:value-type="float">
            <text:p>1364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920" calcext:value-type="float">
            <text:p>1192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080" calcext:value-type="float">
            <text:p>160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040" calcext:value-type="float">
            <text:p>170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860" calcext:value-type="float">
            <text:p>1586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242" calcext:value-type="float">
            <text:p>15242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160" calcext:value-type="float">
            <text:p>161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780" calcext:value-type="float">
            <text:p>1578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340" calcext:value-type="float">
            <text:p>2334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320" calcext:value-type="float">
            <text:p>1232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8700" calcext:value-type="float">
            <text:p>187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020" calcext:value-type="float">
            <text:p>120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8940" calcext:value-type="float">
            <text:p>894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7380" calcext:value-type="float">
            <text:p>738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600" calcext:value-type="float">
            <text:p>96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8410" calcext:value-type="float">
            <text:p>841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740" calcext:value-type="float">
            <text:p>97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8380" calcext:value-type="float">
            <text:p>83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960" calcext:value-type="float">
            <text:p>996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280" calcext:value-type="float">
            <text:p>1628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400" calcext:value-type="float">
            <text:p>940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900" calcext:value-type="float">
            <text:p>29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2241" calcext:value-type="float">
            <text:p>22241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840" calcext:value-type="float">
            <text:p>1384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740" calcext:value-type="float">
            <text:p>1174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098" calcext:value-type="float">
            <text:p>9098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0480" calcext:value-type="float">
            <text:p>1048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1750" calcext:value-type="float">
            <text:p>2175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9040" calcext:value-type="float">
            <text:p>1904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9300" calcext:value-type="float">
            <text:p>193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520" calcext:value-type="float">
            <text:p>2352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2410" calcext:value-type="float">
            <text:p>2241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0180" calcext:value-type="float">
            <text:p>1018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820" calcext:value-type="float">
            <text:p>1382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7560" calcext:value-type="float">
            <text:p>756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190" calcext:value-type="float">
            <text:p>1319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720" calcext:value-type="float">
            <text:p>117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2280" calcext:value-type="float">
            <text:p>2228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210" calcext:value-type="float">
            <text:p>2321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8340" calcext:value-type="float">
            <text:p>2834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590" calcext:value-type="float">
            <text:p>1159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860" calcext:value-type="float">
            <text:p>986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0420" calcext:value-type="float">
            <text:p>2042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240" calcext:value-type="float">
            <text:p>2324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700" calcext:value-type="float">
            <text:p>237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180" calcext:value-type="float">
            <text:p>1118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7680" calcext:value-type="float">
            <text:p>76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250" calcext:value-type="float">
            <text:p>1725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368" calcext:value-type="float">
            <text:p>15368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040" calcext:value-type="float">
            <text:p>150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800" calcext:value-type="float">
            <text:p>1780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920" calcext:value-type="float">
            <text:p>1292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791" calcext:value-type="float">
            <text:p>23791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1849" calcext:value-type="float">
            <text:p>21849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1707" calcext:value-type="float">
            <text:p>21707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5540" calcext:value-type="float">
            <text:p>2554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5090" calcext:value-type="float">
            <text:p>2509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9986" calcext:value-type="float">
            <text:p>19986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8300" calcext:value-type="float">
            <text:p>283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380" calcext:value-type="float">
            <text:p>153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4679" calcext:value-type="float">
            <text:p>24679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480" calcext:value-type="float">
            <text:p>134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390" calcext:value-type="float">
            <text:p>1339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260" calcext:value-type="float">
            <text:p>1626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7120" calcext:value-type="float">
            <text:p>712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34526" calcext:value-type="float">
            <text:p>34526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440" calcext:value-type="float">
            <text:p>1444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940" calcext:value-type="float">
            <text:p>1494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0500" calcext:value-type="float">
            <text:p>2050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640" calcext:value-type="float">
            <text:p>1764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3720" calcext:value-type="float">
            <text:p>2372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6260" calcext:value-type="float">
            <text:p>2626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660" calcext:value-type="float">
            <text:p>1366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1820" calcext:value-type="float">
            <text:p>2182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300" calcext:value-type="float">
            <text:p>1630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1460" calcext:value-type="float">
            <text:p>2146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817" calcext:value-type="float">
            <text:p>14817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160" calcext:value-type="float">
            <text:p>1416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2780" calcext:value-type="float">
            <text:p>2278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6260" calcext:value-type="float">
            <text:p>1626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460" calcext:value-type="float">
            <text:p>1246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9613" calcext:value-type="float">
            <text:p>9613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531" calcext:value-type="float">
            <text:p>13531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7353" calcext:value-type="float">
            <text:p>17353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800" calcext:value-type="float">
            <text:p>128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9616" calcext:value-type="float">
            <text:p>19616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160" calcext:value-type="float">
            <text:p>2316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800" calcext:value-type="float">
            <text:p>138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760" calcext:value-type="float">
            <text:p>1676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320" calcext:value-type="float">
            <text:p>1532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7020" calcext:value-type="float">
            <text:p>170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960" calcext:value-type="float">
            <text:p>169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720" calcext:value-type="float">
            <text:p>237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900" calcext:value-type="float">
            <text:p>159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540" calcext:value-type="float">
            <text:p>245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760" calcext:value-type="float">
            <text:p>137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640" calcext:value-type="float">
            <text:p>1364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1920" calcext:value-type="float">
            <text:p>1192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080" calcext:value-type="float">
            <text:p>160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7040" calcext:value-type="float">
            <text:p>170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860" calcext:value-type="float">
            <text:p>1586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242" calcext:value-type="float">
            <text:p>15242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160" calcext:value-type="float">
            <text:p>161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780" calcext:value-type="float">
            <text:p>1578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340" calcext:value-type="float">
            <text:p>2334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2320" calcext:value-type="float">
            <text:p>1232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8620" calcext:value-type="float">
            <text:p>1862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040" calcext:value-type="float">
            <text:p>1604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610" calcext:value-type="float">
            <text:p>1661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9732" calcext:value-type="float">
            <text:p>19732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1720" calcext:value-type="float">
            <text:p>2172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4299" calcext:value-type="float">
            <text:p>14299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560" calcext:value-type="float">
            <text:p>1656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920" calcext:value-type="float">
            <text:p>1392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980" calcext:value-type="float">
            <text:p>1398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720" calcext:value-type="float">
            <text:p>2472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280" calcext:value-type="float">
            <text:p>1628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120" calcext:value-type="float">
            <text:p>1512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9560" calcext:value-type="float">
            <text:p>295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100" calcext:value-type="float">
            <text:p>161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226" calcext:value-type="float">
            <text:p>16226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4765" calcext:value-type="float">
            <text:p>14765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2978" calcext:value-type="float">
            <text:p>22978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2900" calcext:value-type="float">
            <text:p>229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3900" calcext:value-type="float">
            <text:p>139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980" calcext:value-type="float">
            <text:p>159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540" calcext:value-type="float">
            <text:p>2354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2680" calcext:value-type="float">
            <text:p>1268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0540" calcext:value-type="float">
            <text:p>205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7520" calcext:value-type="float">
            <text:p>2752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240" calcext:value-type="float">
            <text:p>1524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6090" calcext:value-type="float">
            <text:p>2609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820" calcext:value-type="float">
            <text:p>158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7340" calcext:value-type="float">
            <text:p>2734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7040" calcext:value-type="float">
            <text:p>1704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7120" calcext:value-type="float">
            <text:p>2712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500" calcext:value-type="float">
            <text:p>1550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0200" calcext:value-type="float">
            <text:p>202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4420" calcext:value-type="float">
            <text:p>1442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680" calcext:value-type="float">
            <text:p>236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480" calcext:value-type="float">
            <text:p>244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8300" calcext:value-type="float">
            <text:p>83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5180" calcext:value-type="float">
            <text:p>151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2520" calcext:value-type="float">
            <text:p>2252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8408" calcext:value-type="float">
            <text:p>18408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2440" calcext:value-type="float">
            <text:p>224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7006" calcext:value-type="float">
            <text:p>17006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617" calcext:value-type="float">
            <text:p>24617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146" calcext:value-type="float">
            <text:p>16146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0184" calcext:value-type="float">
            <text:p>20184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4362" calcext:value-type="float">
            <text:p>14362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1652" calcext:value-type="float">
            <text:p>11652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1138" calcext:value-type="float">
            <text:p>21138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1015" calcext:value-type="float">
            <text:p>11015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680" calcext:value-type="float">
            <text:p>246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080" calcext:value-type="float">
            <text:p>240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1529" calcext:value-type="float">
            <text:p>21529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0280" calcext:value-type="float">
            <text:p>302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6072" calcext:value-type="float">
            <text:p>26072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5660" calcext:value-type="float">
            <text:p>3566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1300" calcext:value-type="float">
            <text:p>3130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4526" calcext:value-type="float">
            <text:p>34526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0140" calcext:value-type="float">
            <text:p>3014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0280" calcext:value-type="float">
            <text:p>3028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4940" calcext:value-type="float">
            <text:p>1494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8310" calcext:value-type="float">
            <text:p>3831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41590" calcext:value-type="float">
            <text:p>4159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55460" calcext:value-type="float">
            <text:p>5546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9308" calcext:value-type="float">
            <text:p>39308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8220" calcext:value-type="float">
            <text:p>2822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5220" calcext:value-type="float">
            <text:p>3522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1980" calcext:value-type="float">
            <text:p>3198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7834" calcext:value-type="float">
            <text:p>27834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9980" calcext:value-type="float">
            <text:p>1998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9340" calcext:value-type="float">
            <text:p>3934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7380" calcext:value-type="float">
            <text:p>3738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6720" calcext:value-type="float">
            <text:p>2672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2393" calcext:value-type="float">
            <text:p>22393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2571" calcext:value-type="float">
            <text:p>32571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3193" calcext:value-type="float">
            <text:p>33193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1823" calcext:value-type="float">
            <text:p>21823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7439" calcext:value-type="float">
            <text:p>27439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747" calcext:value-type="float">
            <text:p>747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70" calcext:value-type="float">
            <text:p>37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21" calcext:value-type="float">
            <text:p>521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55" calcext:value-type="float">
            <text:p>455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139" calcext:value-type="float">
            <text:p>139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727" calcext:value-type="float">
            <text:p>727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31" calcext:value-type="float">
            <text:p>431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06" calcext:value-type="float">
            <text:p>506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86" calcext:value-type="float">
            <text:p>486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96" calcext:value-type="float">
            <text:p>296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62" calcext:value-type="float">
            <text:p>362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8" calcext:value-type="float">
            <text:p>358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0" calcext:value-type="float">
            <text:p>38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1" calcext:value-type="float">
            <text:p>351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9" calcext:value-type="float">
            <text:p>329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5" calcext:value-type="float">
            <text:p>385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608" calcext:value-type="float">
            <text:p>608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19" calcext:value-type="float">
            <text:p>519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166" calcext:value-type="float">
            <text:p>166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3" calcext:value-type="float">
            <text:p>353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95" calcext:value-type="float">
            <text:p>295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15" calcext:value-type="float">
            <text:p>415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03" calcext:value-type="float">
            <text:p>403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21" calcext:value-type="float">
            <text:p>421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93" calcext:value-type="float">
            <text:p>293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02" calcext:value-type="float">
            <text:p>302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44" calcext:value-type="float">
            <text:p>444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70" calcext:value-type="float">
            <text:p>57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90" calcext:value-type="float">
            <text:p>39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75" calcext:value-type="float">
            <text:p>575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21" calcext:value-type="float">
            <text:p>221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70" calcext:value-type="float">
            <text:p>37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8" calcext:value-type="float">
            <text:p>358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9" calcext:value-type="float">
            <text:p>329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22" calcext:value-type="float">
            <text:p>522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72" calcext:value-type="float">
            <text:p>372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62" calcext:value-type="float">
            <text:p>262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8" calcext:value-type="float">
            <text:p>358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67" calcext:value-type="float">
            <text:p>367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64" calcext:value-type="float">
            <text:p>364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11" calcext:value-type="float">
            <text:p>411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24" calcext:value-type="float">
            <text:p>424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24" calcext:value-type="float">
            <text:p>424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92" calcext:value-type="float">
            <text:p>392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177" calcext:value-type="float">
            <text:p>177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19" calcext:value-type="float">
            <text:p>419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01" calcext:value-type="float">
            <text:p>201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48" calcext:value-type="float">
            <text:p>448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149" calcext:value-type="float">
            <text:p>149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557" calcext:value-type="float">
            <text:p>557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43" calcext:value-type="float">
            <text:p>343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2" calcext:value-type="float">
            <text:p>382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09" calcext:value-type="float">
            <text:p>409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2" calcext:value-type="float">
            <text:p>382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8" calcext:value-type="float">
            <text:p>328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06" calcext:value-type="float">
            <text:p>306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59" calcext:value-type="float">
            <text:p>359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1" calcext:value-type="float">
            <text:p>321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14" calcext:value-type="float">
            <text:p>314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75" calcext:value-type="float">
            <text:p>275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37" calcext:value-type="float">
            <text:p>337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9" calcext:value-type="float">
            <text:p>329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4" calcext:value-type="float">
            <text:p>384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42" calcext:value-type="float">
            <text:p>342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80" calcext:value-type="float">
            <text:p>38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70" calcext:value-type="float">
            <text:p>37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90" calcext:value-type="float">
            <text:p>39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98" calcext:value-type="float">
            <text:p>398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85" calcext:value-type="float">
            <text:p>285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98" calcext:value-type="float">
            <text:p>298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15" calcext:value-type="float">
            <text:p>315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225" calcext:value-type="float">
            <text:p>225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05" calcext:value-type="float">
            <text:p>405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470" calcext:value-type="float">
            <text:p>47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Contenedor JC Decaux</text:p>
          </table:table-cell>
          <table:table-cell office:value-type="float" office:value="310" calcext:value-type="float">
            <text:p>31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62" calcext:value-type="float">
            <text:p>62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17" calcext:value-type="float">
            <text:p>17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97" calcext:value-type="float">
            <text:p>97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21" calcext:value-type="float">
            <text:p>21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312" calcext:value-type="float">
            <text:p>1312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372" calcext:value-type="float">
            <text:p>1372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780" calcext:value-type="float">
            <text:p>78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10" calcext:value-type="float">
            <text:p>81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78" calcext:value-type="float">
            <text:p>978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09" calcext:value-type="float">
            <text:p>909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67" calcext:value-type="float">
            <text:p>867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214" calcext:value-type="float">
            <text:p>214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48" calcext:value-type="float">
            <text:p>1048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629" calcext:value-type="float">
            <text:p>629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597" calcext:value-type="float">
            <text:p>597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625" calcext:value-type="float">
            <text:p>625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733" calcext:value-type="float">
            <text:p>733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52" calcext:value-type="float">
            <text:p>952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70" calcext:value-type="float">
            <text:p>97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789" calcext:value-type="float">
            <text:p>789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426" calcext:value-type="float">
            <text:p>426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19" calcext:value-type="float">
            <text:p>1019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87" calcext:value-type="float">
            <text:p>987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23" calcext:value-type="float">
            <text:p>1023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90" calcext:value-type="float">
            <text:p>109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23" calcext:value-type="float">
            <text:p>1023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580" calcext:value-type="float">
            <text:p>58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90" calcext:value-type="float">
            <text:p>89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45" calcext:value-type="float">
            <text:p>1045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64" calcext:value-type="float">
            <text:p>864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15" calcext:value-type="float">
            <text:p>815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20" calcext:value-type="float">
            <text:p>92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960" calcext:value-type="float">
            <text:p>9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16" calcext:value-type="float">
            <text:p>1016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741" calcext:value-type="float">
            <text:p>741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49" calcext:value-type="float">
            <text:p>1049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885" calcext:value-type="float">
            <text:p>885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90" calcext:value-type="float">
            <text:p>109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420" calcext:value-type="float">
            <text:p>42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116" calcext:value-type="float">
            <text:p>1116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486" calcext:value-type="float">
            <text:p>1486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414" calcext:value-type="float">
            <text:p>1414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3534" calcext:value-type="float">
            <text:p>3534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620" calcext:value-type="float">
            <text:p>262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560" calcext:value-type="float">
            <text:p>256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320" calcext:value-type="float">
            <text:p>232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320" calcext:value-type="float">
            <text:p>232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920" calcext:value-type="float">
            <text:p>29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876" calcext:value-type="float">
            <text:p>2876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590" calcext:value-type="float">
            <text:p>59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570" calcext:value-type="float">
            <text:p>57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650" calcext:value-type="float">
            <text:p>65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460" calcext:value-type="float">
            <text:p>246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2600" calcext:value-type="float">
            <text:p>26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inturas / disolvente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440" calcext:value-type="float">
            <text:p>944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560" calcext:value-type="float">
            <text:p>1056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180" calcext:value-type="float">
            <text:p>818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6960" calcext:value-type="float">
            <text:p>169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5020" calcext:value-type="float">
            <text:p>150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560" calcext:value-type="float">
            <text:p>65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800" calcext:value-type="float">
            <text:p>108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760" calcext:value-type="float">
            <text:p>776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560" calcext:value-type="float">
            <text:p>75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800" calcext:value-type="float">
            <text:p>68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100" calcext:value-type="float">
            <text:p>81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760" calcext:value-type="float">
            <text:p>576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460" calcext:value-type="float">
            <text:p>646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600" calcext:value-type="float">
            <text:p>56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740" calcext:value-type="float">
            <text:p>87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440" calcext:value-type="float">
            <text:p>644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520" calcext:value-type="float">
            <text:p>952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400" calcext:value-type="float">
            <text:p>64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24860" calcext:value-type="float">
            <text:p>2486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660" calcext:value-type="float">
            <text:p>666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260" calcext:value-type="float">
            <text:p>1126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080" calcext:value-type="float">
            <text:p>1108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880" calcext:value-type="float">
            <text:p>68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600" calcext:value-type="float">
            <text:p>66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040" calcext:value-type="float">
            <text:p>704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540" calcext:value-type="float">
            <text:p>65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200" calcext:value-type="float">
            <text:p>820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480" calcext:value-type="float">
            <text:p>64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640" calcext:value-type="float">
            <text:p>964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200" calcext:value-type="float">
            <text:p>92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520" calcext:value-type="float">
            <text:p>652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2260" calcext:value-type="float">
            <text:p>122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560" calcext:value-type="float">
            <text:p>85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040" calcext:value-type="float">
            <text:p>804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400" calcext:value-type="float">
            <text:p>64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311" calcext:value-type="float">
            <text:p>5311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800" calcext:value-type="float">
            <text:p>68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300" calcext:value-type="float">
            <text:p>83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760" calcext:value-type="float">
            <text:p>87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220" calcext:value-type="float">
            <text:p>622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4960" calcext:value-type="float">
            <text:p>496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080" calcext:value-type="float">
            <text:p>708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2440" calcext:value-type="float">
            <text:p>124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240" calcext:value-type="float">
            <text:p>924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080" calcext:value-type="float">
            <text:p>110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520" calcext:value-type="float">
            <text:p>652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660" calcext:value-type="float">
            <text:p>766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980" calcext:value-type="float">
            <text:p>998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360" calcext:value-type="float">
            <text:p>103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060" calcext:value-type="float">
            <text:p>706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040" calcext:value-type="float">
            <text:p>804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020" calcext:value-type="float">
            <text:p>110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420" calcext:value-type="float">
            <text:p>842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820" calcext:value-type="float">
            <text:p>682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000" calcext:value-type="float">
            <text:p>110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160" calcext:value-type="float">
            <text:p>616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080" calcext:value-type="float">
            <text:p>100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760" calcext:value-type="float">
            <text:p>87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940" calcext:value-type="float">
            <text:p>794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900" calcext:value-type="float">
            <text:p>79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542" calcext:value-type="float">
            <text:p>10542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980" calcext:value-type="float">
            <text:p>698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256" calcext:value-type="float">
            <text:p>8256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789" calcext:value-type="float">
            <text:p>10789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851" calcext:value-type="float">
            <text:p>8851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6240" calcext:value-type="float">
            <text:p>624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492" calcext:value-type="float">
            <text:p>10492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879" calcext:value-type="float">
            <text:p>5879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880" calcext:value-type="float">
            <text:p>118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440" calcext:value-type="float">
            <text:p>1044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745" calcext:value-type="float">
            <text:p>7745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460" calcext:value-type="float">
            <text:p>746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2280" calcext:value-type="float">
            <text:p>228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240" calcext:value-type="float">
            <text:p>1124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6760" calcext:value-type="float">
            <text:p>167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6900" calcext:value-type="float">
            <text:p>169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0880" calcext:value-type="float">
            <text:p>108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3360" calcext:value-type="float">
            <text:p>336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660" calcext:value-type="float">
            <text:p>966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4620" calcext:value-type="float">
            <text:p>462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9300" calcext:value-type="float">
            <text:p>930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540" calcext:value-type="float">
            <text:p>554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620" calcext:value-type="float">
            <text:p>162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8200" calcext:value-type="float">
            <text:p>82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3980" calcext:value-type="float">
            <text:p>398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5900" calcext:value-type="float">
            <text:p>590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1470" calcext:value-type="float">
            <text:p>1147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12720" calcext:value-type="float">
            <text:p>1272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Plásticos</text:p>
          </table:table-cell>
          <table:table-cell office:value-type="string" calcext:value-type="string">
            <text:p>Punto limpio</text:p>
          </table:table-cell>
          <table:table-cell office:value-type="float" office:value="7260" calcext:value-type="float">
            <text:p>726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70540" calcext:value-type="float">
            <text:p>7054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71300" calcext:value-type="float">
            <text:p>713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0920" calcext:value-type="float">
            <text:p>6092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0480" calcext:value-type="float">
            <text:p>6048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9720" calcext:value-type="float">
            <text:p>297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3820" calcext:value-type="float">
            <text:p>238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1440" calcext:value-type="float">
            <text:p>2144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2420" calcext:value-type="float">
            <text:p>424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4360" calcext:value-type="float">
            <text:p>243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1716" calcext:value-type="float">
            <text:p>61716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7100" calcext:value-type="float">
            <text:p>671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2790" calcext:value-type="float">
            <text:p>5279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2730" calcext:value-type="float">
            <text:p>5273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0830" calcext:value-type="float">
            <text:p>5083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1580" calcext:value-type="float">
            <text:p>5158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9640" calcext:value-type="float">
            <text:p>3964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5080" calcext:value-type="float">
            <text:p>3508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8530" calcext:value-type="float">
            <text:p>1853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0550" calcext:value-type="float">
            <text:p>2055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5650" calcext:value-type="float">
            <text:p>1565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0588" calcext:value-type="float">
            <text:p>20588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1400" calcext:value-type="float">
            <text:p>514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1490" calcext:value-type="float">
            <text:p>5149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3220" calcext:value-type="float">
            <text:p>6322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0590" calcext:value-type="float">
            <text:p>5059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4680" calcext:value-type="float">
            <text:p>5468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8160" calcext:value-type="float">
            <text:p>4816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0640" calcext:value-type="float">
            <text:p>2064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7480" calcext:value-type="float">
            <text:p>1748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9060" calcext:value-type="float">
            <text:p>90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5280" calcext:value-type="float">
            <text:p>5528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6460" calcext:value-type="float">
            <text:p>164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1040" calcext:value-type="float">
            <text:p>3104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60900" calcext:value-type="float">
            <text:p>609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7040" calcext:value-type="float">
            <text:p>5704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8860" calcext:value-type="float">
            <text:p>4886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6120" calcext:value-type="float">
            <text:p>5612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5720" calcext:value-type="float">
            <text:p>5572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1000" calcext:value-type="float">
            <text:p>510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6780" calcext:value-type="float">
            <text:p>567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5240" calcext:value-type="float">
            <text:p>5524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4220" calcext:value-type="float">
            <text:p>2422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1860" calcext:value-type="float">
            <text:p>1186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2720" calcext:value-type="float">
            <text:p>2272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0400" calcext:value-type="float">
            <text:p>4040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1720" calcext:value-type="float">
            <text:p>4172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6700" calcext:value-type="float">
            <text:p>467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9020" calcext:value-type="float">
            <text:p>3902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6820" calcext:value-type="float">
            <text:p>4682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2840" calcext:value-type="float">
            <text:p>4284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5020" calcext:value-type="float">
            <text:p>4502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2200" calcext:value-type="float">
            <text:p>322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4360" calcext:value-type="float">
            <text:p>3436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3700" calcext:value-type="float">
            <text:p>237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7770" calcext:value-type="float">
            <text:p>1777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4820" calcext:value-type="float">
            <text:p>148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5020" calcext:value-type="float">
            <text:p>2502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3920" calcext:value-type="float">
            <text:p>3392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7940" calcext:value-type="float">
            <text:p>3794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5060" calcext:value-type="float">
            <text:p>3506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8840" calcext:value-type="float">
            <text:p>3884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28620" calcext:value-type="float">
            <text:p>2862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1180" calcext:value-type="float">
            <text:p>3118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732" calcext:value-type="float">
            <text:p>3732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8560" calcext:value-type="float">
            <text:p>3856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35920" calcext:value-type="float">
            <text:p>3592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8400" calcext:value-type="float">
            <text:p>1840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5120" calcext:value-type="float">
            <text:p>1512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17570" calcext:value-type="float">
            <text:p>1757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8280" calcext:value-type="float">
            <text:p>82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46820" calcext:value-type="float">
            <text:p>4682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Poda</text:p>
          </table:table-cell>
          <table:table-cell office:value-type="string" calcext:value-type="string">
            <text:p>Recogida previo aviso</text:p>
          </table:table-cell>
          <table:table-cell office:value-type="float" office:value="50220" calcext:value-type="float">
            <text:p>5022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62" calcext:value-type="float">
            <text:p>462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367" calcext:value-type="float">
            <text:p>367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69" calcext:value-type="float">
            <text:p>469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24" calcext:value-type="float">
            <text:p>224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36" calcext:value-type="float">
            <text:p>136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45" calcext:value-type="float">
            <text:p>145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3" calcext:value-type="float">
            <text:p>23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7" calcext:value-type="float">
            <text:p>47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91" calcext:value-type="float">
            <text:p>91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81" calcext:value-type="float">
            <text:p>81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3" calcext:value-type="float">
            <text:p>53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10" calcext:value-type="float">
            <text:p>11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60" calcext:value-type="float">
            <text:p>16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90" calcext:value-type="float">
            <text:p>19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10" calcext:value-type="float">
            <text:p>11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10" calcext:value-type="float">
            <text:p>11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87" calcext:value-type="float">
            <text:p>87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350" calcext:value-type="float">
            <text:p>35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35" calcext:value-type="float">
            <text:p>235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75" calcext:value-type="float">
            <text:p>75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75" calcext:value-type="float">
            <text:p>175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90" calcext:value-type="float">
            <text:p>19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240" calcext:value-type="float">
            <text:p>524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125" calcext:value-type="float">
            <text:p>125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adiografí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90" calcext:value-type="float">
            <text:p>9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eactivos de laborato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920" calcext:value-type="float">
            <text:p>692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800" calcext:value-type="float">
            <text:p>58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323" calcext:value-type="float">
            <text:p>5323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420" calcext:value-type="float">
            <text:p>64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360" calcext:value-type="float">
            <text:p>636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340" calcext:value-type="float">
            <text:p>634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960" calcext:value-type="float">
            <text:p>59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980" calcext:value-type="float">
            <text:p>598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710" calcext:value-type="float">
            <text:p>571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740" calcext:value-type="float">
            <text:p>674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320" calcext:value-type="float">
            <text:p>632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840" calcext:value-type="float">
            <text:p>58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840" calcext:value-type="float">
            <text:p>584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740" calcext:value-type="float">
            <text:p>574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80" calcext:value-type="float">
            <text:p>658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40" calcext:value-type="float">
            <text:p>654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980" calcext:value-type="float">
            <text:p>698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080" calcext:value-type="float">
            <text:p>608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740" calcext:value-type="float">
            <text:p>57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460" calcext:value-type="float">
            <text:p>546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4860" calcext:value-type="float">
            <text:p>48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340" calcext:value-type="float">
            <text:p>134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200" calcext:value-type="float">
            <text:p>520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220" calcext:value-type="float">
            <text:p>522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180" calcext:value-type="float">
            <text:p>518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20" calcext:value-type="float">
            <text:p>652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00" calcext:value-type="float">
            <text:p>65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380" calcext:value-type="float">
            <text:p>538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1000" calcext:value-type="float">
            <text:p>110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498" calcext:value-type="float">
            <text:p>9498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296" calcext:value-type="float">
            <text:p>1296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8958" calcext:value-type="float">
            <text:p>8958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1524" calcext:value-type="float">
            <text:p>11524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036" calcext:value-type="float">
            <text:p>6036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8765" calcext:value-type="float">
            <text:p>8765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489" calcext:value-type="float">
            <text:p>7489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106" calcext:value-type="float">
            <text:p>7106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068" calcext:value-type="float">
            <text:p>7068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973" calcext:value-type="float">
            <text:p>6973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1861" calcext:value-type="float">
            <text:p>11861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1319" calcext:value-type="float">
            <text:p>11319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269" calcext:value-type="float">
            <text:p>10269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502" calcext:value-type="float">
            <text:p>9502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912" calcext:value-type="float">
            <text:p>7912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1119" calcext:value-type="float">
            <text:p>11119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120" calcext:value-type="float">
            <text:p>512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397" calcext:value-type="float">
            <text:p>9397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4212" calcext:value-type="float">
            <text:p>4212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214" calcext:value-type="float">
            <text:p>7214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964" calcext:value-type="float">
            <text:p>6964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132" calcext:value-type="float">
            <text:p>7132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2458" calcext:value-type="float">
            <text:p>12458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874" calcext:value-type="float">
            <text:p>10874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2003" calcext:value-type="float">
            <text:p>12003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196" calcext:value-type="float">
            <text:p>10196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551" calcext:value-type="float">
            <text:p>7551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8942" calcext:value-type="float">
            <text:p>8942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181" calcext:value-type="float">
            <text:p>10181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2293" calcext:value-type="float">
            <text:p>12293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375" calcext:value-type="float">
            <text:p>9375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3030" calcext:value-type="float">
            <text:p>1303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216" calcext:value-type="float">
            <text:p>10216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3857" calcext:value-type="float">
            <text:p>13857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0159" calcext:value-type="float">
            <text:p>10159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254" calcext:value-type="float">
            <text:p>9254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13376" calcext:value-type="float">
            <text:p>13376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5858" calcext:value-type="float">
            <text:p>5858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641" calcext:value-type="float">
            <text:p>6641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8471" calcext:value-type="float">
            <text:p>8471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8201" calcext:value-type="float">
            <text:p>8201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7840" calcext:value-type="float">
            <text:p>784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9965" calcext:value-type="float">
            <text:p>9965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3828" calcext:value-type="float">
            <text:p>3828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76" calcext:value-type="float">
            <text:p>6576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2272" calcext:value-type="float">
            <text:p>2272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514" calcext:value-type="float">
            <text:p>6514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3035" calcext:value-type="float">
            <text:p>3035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4343" calcext:value-type="float">
            <text:p>4343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3116" calcext:value-type="float">
            <text:p>3116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6652" calcext:value-type="float">
            <text:p>6652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Residuos electrónicos &lt; 50 cm</text:p>
          </table:table-cell>
          <table:table-cell office:value-type="string" calcext:value-type="string">
            <text:p>Punto limpio</text:p>
          </table:table-cell>
          <table:table-cell office:value-type="float" office:value="4180" calcext:value-type="float">
            <text:p>418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3644" calcext:value-type="float">
            <text:p>13644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3779" calcext:value-type="float">
            <text:p>13779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6412" calcext:value-type="float">
            <text:p>6412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2204" calcext:value-type="float">
            <text:p>2204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5490" calcext:value-type="float">
            <text:p>549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9104" calcext:value-type="float">
            <text:p>9104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8871" calcext:value-type="float">
            <text:p>18871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2169" calcext:value-type="float">
            <text:p>12169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3859" calcext:value-type="float">
            <text:p>13859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23576" calcext:value-type="float">
            <text:p>23576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8087" calcext:value-type="float">
            <text:p>18087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9890" calcext:value-type="float">
            <text:p>989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7776" calcext:value-type="float">
            <text:p>7776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5142" calcext:value-type="float">
            <text:p>5142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9250" calcext:value-type="float">
            <text:p>925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8150" calcext:value-type="float">
            <text:p>815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8080" calcext:value-type="float">
            <text:p>80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12329" calcext:value-type="float">
            <text:p>12329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5439" calcext:value-type="float">
            <text:p>5439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7258" calcext:value-type="float">
            <text:p>7258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9460" calcext:value-type="float">
            <text:p>946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6939" calcext:value-type="float">
            <text:p>6939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6580" calcext:value-type="float">
            <text:p>658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esiduos electrónicos &gt; 50 cm. No peligrosos</text:p>
          </table:table-cell>
          <table:table-cell office:value-type="string" calcext:value-type="string">
            <text:p>Punto limpio</text:p>
          </table:table-cell>
          <table:table-cell office:value-type="float" office:value="7761" calcext:value-type="float">
            <text:p>7761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1705" calcext:value-type="float">
            <text:p>1705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059" calcext:value-type="float">
            <text:p>2059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204" calcext:value-type="float">
            <text:p>2204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038" calcext:value-type="float">
            <text:p>2038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489" calcext:value-type="float">
            <text:p>489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681" calcext:value-type="float">
            <text:p>2681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1614" calcext:value-type="float">
            <text:p>1614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659" calcext:value-type="float">
            <text:p>2659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1876" calcext:value-type="float">
            <text:p>1876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2275" calcext:value-type="float">
            <text:p>2275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708" calcext:value-type="float">
            <text:p>708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Residuos electrónicos &gt; 50 cm. Peligros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6779" calcext:value-type="float">
            <text:p>16779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1346" calcext:value-type="float">
            <text:p>11346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7850" calcext:value-type="float">
            <text:p>785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2018" calcext:value-type="float">
            <text:p>12018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0783" calcext:value-type="float">
            <text:p>10783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9649" calcext:value-type="float">
            <text:p>9649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6740" calcext:value-type="float">
            <text:p>17674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4320" calcext:value-type="float">
            <text:p>15432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2100" calcext:value-type="float">
            <text:p>1621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1540" calcext:value-type="float">
            <text:p>19154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7640" calcext:value-type="float">
            <text:p>16764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8860" calcext:value-type="float">
            <text:p>15886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0280" calcext:value-type="float">
            <text:p>16028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26660" calcext:value-type="float">
            <text:p>12666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0460" calcext:value-type="float">
            <text:p>1604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1320" calcext:value-type="float">
            <text:p>18132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45360" calcext:value-type="float">
            <text:p>14536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1600" calcext:value-type="float">
            <text:p>1716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3380" calcext:value-type="float">
            <text:p>1933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4580" calcext:value-type="float">
            <text:p>18458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240" calcext:value-type="float">
            <text:p>19624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5060" calcext:value-type="float">
            <text:p>17506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9680" calcext:value-type="float">
            <text:p>18968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2640" calcext:value-type="float">
            <text:p>20264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7660" calcext:value-type="float">
            <text:p>18766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27120" calcext:value-type="float">
            <text:p>12712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5280" calcext:value-type="float">
            <text:p>18528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7220" calcext:value-type="float">
            <text:p>1872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8960" calcext:value-type="float">
            <text:p>16896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2020" calcext:value-type="float">
            <text:p>19202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9900" calcext:value-type="float">
            <text:p>1899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5780" calcext:value-type="float">
            <text:p>18578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3940" calcext:value-type="float">
            <text:p>1939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1540" calcext:value-type="float">
            <text:p>19154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4000" calcext:value-type="float">
            <text:p>1640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2560" calcext:value-type="float">
            <text:p>20256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9540" calcext:value-type="float">
            <text:p>16954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39860" calcext:value-type="float">
            <text:p>1398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8980" calcext:value-type="float">
            <text:p>17898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8760" calcext:value-type="float">
            <text:p>18876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0320" calcext:value-type="float">
            <text:p>19032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2700" calcext:value-type="float">
            <text:p>1927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0100" calcext:value-type="float">
            <text:p>1901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9440" calcext:value-type="float">
            <text:p>17944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7820" calcext:value-type="float">
            <text:p>18782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9380" calcext:value-type="float">
            <text:p>1993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8350" calcext:value-type="float">
            <text:p>19835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2940" calcext:value-type="float">
            <text:p>20294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0100" calcext:value-type="float">
            <text:p>1701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1680" calcext:value-type="float">
            <text:p>15168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3340" calcext:value-type="float">
            <text:p>20334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400" calcext:value-type="float">
            <text:p>19640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5340" calcext:value-type="float">
            <text:p>19534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3620" calcext:value-type="float">
            <text:p>20362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460" calcext:value-type="float">
            <text:p>1964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8460" calcext:value-type="float">
            <text:p>18846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1360" calcext:value-type="float">
            <text:p>2013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5610" calcext:value-type="float">
            <text:p>17561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5260" calcext:value-type="float">
            <text:p>20526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5580" calcext:value-type="float">
            <text:p>2055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4050" calcext:value-type="float">
            <text:p>17405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47063" calcext:value-type="float">
            <text:p>147063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0640" calcext:value-type="float">
            <text:p>19064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8900" calcext:value-type="float">
            <text:p>2089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7070" calcext:value-type="float">
            <text:p>19707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1070" calcext:value-type="float">
            <text:p>19107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6720" calcext:value-type="float">
            <text:p>20672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6160" calcext:value-type="float">
            <text:p>18616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0020" calcext:value-type="float">
            <text:p>20002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15420" calcext:value-type="float">
            <text:p>21542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8700" calcext:value-type="float">
            <text:p>19870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17360" calcext:value-type="float">
            <text:p>21736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1880" calcext:value-type="float">
            <text:p>18188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42080" calcext:value-type="float">
            <text:p>14208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3500" calcext:value-type="float">
            <text:p>1835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16310" calcext:value-type="float">
            <text:p>21631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1600" calcext:value-type="float">
            <text:p>2016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8320" calcext:value-type="float">
            <text:p>188320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8600" calcext:value-type="float">
            <text:p>2086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2720" calcext:value-type="float">
            <text:p>18272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2700" calcext:value-type="float">
            <text:p>19270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0460" calcext:value-type="float">
            <text:p>20046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400" calcext:value-type="float">
            <text:p>19640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5960" calcext:value-type="float">
            <text:p>185960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3440" calcext:value-type="float">
            <text:p>18344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28480" calcext:value-type="float">
            <text:p>12848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3200" calcext:value-type="float">
            <text:p>20320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4960" calcext:value-type="float">
            <text:p>19496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1920" calcext:value-type="float">
            <text:p>18192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3120" calcext:value-type="float">
            <text:p>19312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3640" calcext:value-type="float">
            <text:p>20364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4540" calcext:value-type="float">
            <text:p>18454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8000" calcext:value-type="float">
            <text:p>1980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7340" calcext:value-type="float">
            <text:p>19734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5900" calcext:value-type="float">
            <text:p>18590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2040" calcext:value-type="float">
            <text:p>19204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5820" calcext:value-type="float">
            <text:p>16582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36960" calcext:value-type="float">
            <text:p>13696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0840" calcext:value-type="float">
            <text:p>18084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6970" calcext:value-type="float">
            <text:p>18697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760" calcext:value-type="float">
            <text:p>19676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1740" calcext:value-type="float">
            <text:p>1917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4520" calcext:value-type="float">
            <text:p>18452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894" calcext:value-type="float">
            <text:p>18894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203360" calcext:value-type="float">
            <text:p>2033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7200" calcext:value-type="float">
            <text:p>18720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58" calcext:value-type="float">
            <text:p>19658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8300" calcext:value-type="float">
            <text:p>18830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5020" calcext:value-type="float">
            <text:p>15502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32526" calcext:value-type="float">
            <text:p>132526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3180" calcext:value-type="float">
            <text:p>17318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4740" calcext:value-type="float">
            <text:p>17474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1020" calcext:value-type="float">
            <text:p>18102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3940" calcext:value-type="float">
            <text:p>18394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96780" calcext:value-type="float">
            <text:p>19678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0600" calcext:value-type="float">
            <text:p>1806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9320" calcext:value-type="float">
            <text:p>17932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6140" calcext:value-type="float">
            <text:p>16614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7260" calcext:value-type="float">
            <text:p>1872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3800" calcext:value-type="float">
            <text:p>18380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3600" calcext:value-type="float">
            <text:p>15360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39840" calcext:value-type="float">
            <text:p>13984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8720" calcext:value-type="float">
            <text:p>15872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4000" calcext:value-type="float">
            <text:p>1740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8980" calcext:value-type="float">
            <text:p>16898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0280" calcext:value-type="float">
            <text:p>18028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04170" calcext:value-type="float">
            <text:p>300417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85720" calcext:value-type="float">
            <text:p>268572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780870" calcext:value-type="float">
            <text:p>278087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37160" calcext:value-type="float">
            <text:p>343716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92600" calcext:value-type="float">
            <text:p>31926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30720" calcext:value-type="float">
            <text:p>31307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38900" calcext:value-type="float">
            <text:p>29389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376580" calcext:value-type="float">
            <text:p>23765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14640" calcext:value-type="float">
            <text:p>291464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37160" calcext:value-type="float">
            <text:p>323716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57860" calcext:value-type="float">
            <text:p>305786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88920" calcext:value-type="float">
            <text:p>308892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85220" calcext:value-type="float">
            <text:p>308522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39340" calcext:value-type="float">
            <text:p>24393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38250" calcext:value-type="float">
            <text:p>263825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96260" calcext:value-type="float">
            <text:p>309626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06960" calcext:value-type="float">
            <text:p>330696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66700" calcext:value-type="float">
            <text:p>31667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51710" calcext:value-type="float">
            <text:p>325171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07180" calcext:value-type="float">
            <text:p>240718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81486" calcext:value-type="float">
            <text:p>3181486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76640" calcext:value-type="float">
            <text:p>337664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39320" calcext:value-type="float">
            <text:p>313932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618910" calcext:value-type="float">
            <text:p>361891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98240" calcext:value-type="float">
            <text:p>299824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74280" calcext:value-type="float">
            <text:p>247428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54980" calcext:value-type="float">
            <text:p>295498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76980" calcext:value-type="float">
            <text:p>30769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756420" calcext:value-type="float">
            <text:p>375642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65522" calcext:value-type="float">
            <text:p>2965522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28175" calcext:value-type="float">
            <text:p>3128175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392020" calcext:value-type="float">
            <text:p>239202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63500" calcext:value-type="float">
            <text:p>32635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84990" calcext:value-type="float">
            <text:p>338499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52700" calcext:value-type="float">
            <text:p>33527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75700" calcext:value-type="float">
            <text:p>32757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50260" calcext:value-type="float">
            <text:p>315026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42208" calcext:value-type="float">
            <text:p>2942208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1963360" calcext:value-type="float">
            <text:p>19633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22760" calcext:value-type="float">
            <text:p>332276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98610" calcext:value-type="float">
            <text:p>349861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639150" calcext:value-type="float">
            <text:p>363915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80390" calcext:value-type="float">
            <text:p>308039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505870" calcext:value-type="float">
            <text:p>250587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98690" calcext:value-type="float">
            <text:p>329869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37558" calcext:value-type="float">
            <text:p>3337558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94720" calcext:value-type="float">
            <text:p>33947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24910" calcext:value-type="float">
            <text:p>342491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10860" calcext:value-type="float">
            <text:p>32108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49090" calcext:value-type="float">
            <text:p>294909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41550" calcext:value-type="float">
            <text:p>324155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02320" calcext:value-type="float">
            <text:p>31023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685930" calcext:value-type="float">
            <text:p>368593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595310" calcext:value-type="float">
            <text:p>359531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77400" calcext:value-type="float">
            <text:p>32774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11179" calcext:value-type="float">
            <text:p>2411179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03500" calcext:value-type="float">
            <text:p>33035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35350" calcext:value-type="float">
            <text:p>333535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14226" calcext:value-type="float">
            <text:p>3314226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80170" calcext:value-type="float">
            <text:p>328017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09530" calcext:value-type="float">
            <text:p>330953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865240" calcext:value-type="float">
            <text:p>286524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55620" calcext:value-type="float">
            <text:p>315562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10540" calcext:value-type="float">
            <text:p>33105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662250" calcext:value-type="float">
            <text:p>366225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685154" calcext:value-type="float">
            <text:p>3685154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77390" calcext:value-type="float">
            <text:p>307739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38970" calcext:value-type="float">
            <text:p>263897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51040" calcext:value-type="float">
            <text:p>345104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25720" calcext:value-type="float">
            <text:p>342572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577660" calcext:value-type="float">
            <text:p>357766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51142" calcext:value-type="float">
            <text:p>3251142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95950" calcext:value-type="float">
            <text:p>309595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820990" calcext:value-type="float">
            <text:p>2820990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99580" calcext:value-type="float">
            <text:p>3099580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10960" calcext:value-type="float">
            <text:p>3010960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04700" calcext:value-type="float">
            <text:p>3204700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37908" calcext:value-type="float">
            <text:p>3237908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50380" calcext:value-type="float">
            <text:p>3150380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513160" calcext:value-type="float">
            <text:p>2513160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47740" calcext:value-type="float">
            <text:p>3147740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84600" calcext:value-type="float">
            <text:p>3384600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88820" calcext:value-type="float">
            <text:p>328882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54320" calcext:value-type="float">
            <text:p>3254320,00</text:p>
          </table:table-cell>
        </table:table-row>
        <table:table-row table:style-name="ro1">
          <table:table-cell office:value-type="date" office:date-value="2020-01-01" calcext:value-type="date">
            <text:p>2020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32760" calcext:value-type="float">
            <text:p>3132760,00</text:p>
          </table:table-cell>
        </table:table-row>
        <table:table-row table:style-name="ro1">
          <table:table-cell office:value-type="date" office:date-value="2020-02-01" calcext:value-type="date">
            <text:p>2020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94020" calcext:value-type="float">
            <text:p>2994020,00</text:p>
          </table:table-cell>
        </table:table-row>
        <table:table-row table:style-name="ro1">
          <table:table-cell office:value-type="date" office:date-value="2020-03-01" calcext:value-type="date">
            <text:p>2020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95700" calcext:value-type="float">
            <text:p>2695700,00</text:p>
          </table:table-cell>
        </table:table-row>
        <table:table-row table:style-name="ro1">
          <table:table-cell office:value-type="date" office:date-value="2020-04-01" calcext:value-type="date">
            <text:p>2020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79740" calcext:value-type="float">
            <text:p>2479740,00</text:p>
          </table:table-cell>
        </table:table-row>
        <table:table-row table:style-name="ro1">
          <table:table-cell office:value-type="date" office:date-value="2020-05-01" calcext:value-type="date">
            <text:p>2020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38700" calcext:value-type="float">
            <text:p>3038700,00</text:p>
          </table:table-cell>
        </table:table-row>
        <table:table-row table:style-name="ro1">
          <table:table-cell office:value-type="date" office:date-value="2020-06-01" calcext:value-type="date">
            <text:p>2020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88160" calcext:value-type="float">
            <text:p>2988160,00</text:p>
          </table:table-cell>
        </table:table-row>
        <table:table-row table:style-name="ro1">
          <table:table-cell office:value-type="date" office:date-value="2020-07-01" calcext:value-type="date">
            <text:p>2020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812140" calcext:value-type="float">
            <text:p>2812140,00</text:p>
          </table:table-cell>
        </table:table-row>
        <table:table-row table:style-name="ro1">
          <table:table-cell office:value-type="date" office:date-value="2020-08-01" calcext:value-type="date">
            <text:p>2020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05850" calcext:value-type="float">
            <text:p>2405850,00</text:p>
          </table:table-cell>
        </table:table-row>
        <table:table-row table:style-name="ro1">
          <table:table-cell office:value-type="date" office:date-value="2020-09-01" calcext:value-type="date">
            <text:p>2020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45220" calcext:value-type="float">
            <text:p>2945220,00</text:p>
          </table:table-cell>
        </table:table-row>
        <table:table-row table:style-name="ro1">
          <table:table-cell office:value-type="date" office:date-value="2020-10-01" calcext:value-type="date">
            <text:p>2020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04280" calcext:value-type="float">
            <text:p>3104280,00</text:p>
          </table:table-cell>
        </table:table-row>
        <table:table-row table:style-name="ro1">
          <table:table-cell office:value-type="date" office:date-value="2020-11-01" calcext:value-type="date">
            <text:p>2020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69060" calcext:value-type="float">
            <text:p>3069060,00</text:p>
          </table:table-cell>
        </table:table-row>
        <table:table-row table:style-name="ro1">
          <table:table-cell office:value-type="date" office:date-value="2020-12-01" calcext:value-type="date">
            <text:p>2020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29290" calcext:value-type="float">
            <text:p>302929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733682" calcext:value-type="float">
            <text:p>2733682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37840" calcext:value-type="float">
            <text:p>313784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357460" calcext:value-type="float">
            <text:p>23574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52386" calcext:value-type="float">
            <text:p>3252386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34730" calcext:value-type="float">
            <text:p>333473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54662" calcext:value-type="float">
            <text:p>3454662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84214" calcext:value-type="float">
            <text:p>2984214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480620" calcext:value-type="float">
            <text:p>248062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11780" calcext:value-type="float">
            <text:p>331178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34660" calcext:value-type="float">
            <text:p>323466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89190" calcext:value-type="float">
            <text:p>328919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132720" calcext:value-type="float">
            <text:p>313272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799290" calcext:value-type="float">
            <text:p>279929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199200" calcext:value-type="float">
            <text:p>219920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870620" calcext:value-type="float">
            <text:p>287062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727400" calcext:value-type="float">
            <text:p>27274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20860" calcext:value-type="float">
            <text:p>32208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94170" calcext:value-type="float">
            <text:p>309417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31380" calcext:value-type="float">
            <text:p>263138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206404" calcext:value-type="float">
            <text:p>2206404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44060" calcext:value-type="float">
            <text:p>304406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91890" calcext:value-type="float">
            <text:p>309189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43080" calcext:value-type="float">
            <text:p>304308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235220" calcext:value-type="float">
            <text:p>323522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95786" calcext:value-type="float">
            <text:p>2995786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66660" calcext:value-type="float">
            <text:p>266666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68010" calcext:value-type="float">
            <text:p>306801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825051" calcext:value-type="float">
            <text:p>2825051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304128" calcext:value-type="float">
            <text:p>3304128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447660" calcext:value-type="float">
            <text:p>344766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670360" calcext:value-type="float">
            <text:p>267036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200090" calcext:value-type="float">
            <text:p>220009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84464" calcext:value-type="float">
            <text:p>2984464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46246" calcext:value-type="float">
            <text:p>3046246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3072172" calcext:value-type="float">
            <text:p>3072172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rutas</text:p>
          </table:table-cell>
          <table:table-cell office:value-type="float" office:value="2938580" calcext:value-type="float">
            <text:p>293858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5520" calcext:value-type="float">
            <text:p>18552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2320" calcext:value-type="float">
            <text:p>16232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9600" calcext:value-type="float">
            <text:p>18960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1220" calcext:value-type="float">
            <text:p>15122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4200" calcext:value-type="float">
            <text:p>17420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6580" calcext:value-type="float">
            <text:p>18658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51220" calcext:value-type="float">
            <text:p>15122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10520" calcext:value-type="float">
            <text:p>11052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75400" calcext:value-type="float">
            <text:p>17540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2840" calcext:value-type="float">
            <text:p>18284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84420" calcext:value-type="float">
            <text:p>18442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Residuos orgánicos</text:p>
          </table:table-cell>
          <table:table-cell office:value-type="string" calcext:value-type="string">
            <text:p>Recogida neumática</text:p>
          </table:table-cell>
          <table:table-cell office:value-type="float" office:value="169240" calcext:value-type="float">
            <text:p>16924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43420" calcext:value-type="float">
            <text:p>4342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2980" calcext:value-type="float">
            <text:p>6298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85560" calcext:value-type="float">
            <text:p>8556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76820" calcext:value-type="float">
            <text:p>7682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82240" calcext:value-type="float">
            <text:p>8224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72140" calcext:value-type="float">
            <text:p>7214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3160" calcext:value-type="float">
            <text:p>6316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3460" calcext:value-type="float">
            <text:p>6346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82020" calcext:value-type="float">
            <text:p>8202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9820" calcext:value-type="float">
            <text:p>6982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9300" calcext:value-type="float">
            <text:p>693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10730" calcext:value-type="float">
            <text:p>1073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73580" calcext:value-type="float">
            <text:p>7358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81920" calcext:value-type="float">
            <text:p>8192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52660" calcext:value-type="float">
            <text:p>5266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74920" calcext:value-type="float">
            <text:p>7492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71960" calcext:value-type="float">
            <text:p>7196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89920" calcext:value-type="float">
            <text:p>8992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60000" calcext:value-type="float">
            <text:p>6000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48000" calcext:value-type="float">
            <text:p>4800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esiduos urbanos de madera</text:p>
          </table:table-cell>
          <table:table-cell office:value-type="string" calcext:value-type="string">
            <text:p>Punto limpio</text:p>
          </table:table-cell>
          <table:table-cell office:value-type="float" office:value="44000" calcext:value-type="float">
            <text:p>4400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7801" calcext:value-type="float">
            <text:p>17801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4256" calcext:value-type="float">
            <text:p>14256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2246" calcext:value-type="float">
            <text:p>12246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3897" calcext:value-type="float">
            <text:p>23897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4864" calcext:value-type="float">
            <text:p>24864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0218" calcext:value-type="float">
            <text:p>30218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5768" calcext:value-type="float">
            <text:p>25768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036" calcext:value-type="float">
            <text:p>19036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4910" calcext:value-type="float">
            <text:p>2491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0893" calcext:value-type="float">
            <text:p>30893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2114" calcext:value-type="float">
            <text:p>22114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4590" calcext:value-type="float">
            <text:p>1459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7249" calcext:value-type="float">
            <text:p>17249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2903" calcext:value-type="float">
            <text:p>12903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6038" calcext:value-type="float">
            <text:p>16038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517" calcext:value-type="float">
            <text:p>19517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9134" calcext:value-type="float">
            <text:p>29134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6751" calcext:value-type="float">
            <text:p>26751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695" calcext:value-type="float">
            <text:p>19695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7417" calcext:value-type="float">
            <text:p>27417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2085" calcext:value-type="float">
            <text:p>32085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0814" calcext:value-type="float">
            <text:p>20814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8159" calcext:value-type="float">
            <text:p>18159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220" calcext:value-type="float">
            <text:p>1922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4651" calcext:value-type="float">
            <text:p>14651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5828" calcext:value-type="float">
            <text:p>15828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264" calcext:value-type="float">
            <text:p>19264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1990" calcext:value-type="float">
            <text:p>3199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2667" calcext:value-type="float">
            <text:p>32667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3202" calcext:value-type="float">
            <text:p>23202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2937" calcext:value-type="float">
            <text:p>22937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8416" calcext:value-type="float">
            <text:p>28416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40067" calcext:value-type="float">
            <text:p>40067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4266" calcext:value-type="float">
            <text:p>24266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525" calcext:value-type="float">
            <text:p>19525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1640" calcext:value-type="float">
            <text:p>2164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6597" calcext:value-type="float">
            <text:p>16597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8736" calcext:value-type="float">
            <text:p>18736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0472" calcext:value-type="float">
            <text:p>20472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3536" calcext:value-type="float">
            <text:p>33536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45439" calcext:value-type="float">
            <text:p>45439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6983" calcext:value-type="float">
            <text:p>26983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6394" calcext:value-type="float">
            <text:p>26394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9590" calcext:value-type="float">
            <text:p>2959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43640" calcext:value-type="float">
            <text:p>4364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7293" calcext:value-type="float">
            <text:p>27293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997" calcext:value-type="float">
            <text:p>19997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1340" calcext:value-type="float">
            <text:p>2134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7214" calcext:value-type="float">
            <text:p>17214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093" calcext:value-type="float">
            <text:p>19093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5149" calcext:value-type="float">
            <text:p>25149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42299" calcext:value-type="float">
            <text:p>42299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9979" calcext:value-type="float">
            <text:p>39979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5199.91" calcext:value-type="float">
            <text:p>35199,91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4115" calcext:value-type="float">
            <text:p>24115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0818" calcext:value-type="float">
            <text:p>30818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3707" calcext:value-type="float">
            <text:p>33707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9883" calcext:value-type="float">
            <text:p>29883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4150" calcext:value-type="float">
            <text:p>1415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2832" calcext:value-type="float">
            <text:p>22832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9594" calcext:value-type="float">
            <text:p>19594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7611" calcext:value-type="float">
            <text:p>17611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1788" calcext:value-type="float">
            <text:p>21788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3649" calcext:value-type="float">
            <text:p>33649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5894" calcext:value-type="float">
            <text:p>35894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1542" calcext:value-type="float">
            <text:p>31542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6719" calcext:value-type="float">
            <text:p>26719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8140" calcext:value-type="float">
            <text:p>2814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36400" calcext:value-type="float">
            <text:p>3640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23810" calcext:value-type="float">
            <text:p>2381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Contenedor vía pública</text:p>
          </table:table-cell>
          <table:table-cell office:value-type="float" office:value="14980" calcext:value-type="float">
            <text:p>1498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50" calcext:value-type="float">
            <text:p>265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350" calcext:value-type="float">
            <text:p>135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450" calcext:value-type="float">
            <text:p>145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800" calcext:value-type="float">
            <text:p>28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250" calcext:value-type="float">
            <text:p>425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250" calcext:value-type="float">
            <text:p>325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00" calcext:value-type="float">
            <text:p>26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00" calcext:value-type="float">
            <text:p>26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800" calcext:value-type="float">
            <text:p>28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950" calcext:value-type="float">
            <text:p>195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950" calcext:value-type="float">
            <text:p>195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350" calcext:value-type="float">
            <text:p>435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300" calcext:value-type="float">
            <text:p>33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850" calcext:value-type="float">
            <text:p>485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900" calcext:value-type="float">
            <text:p>49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170" calcext:value-type="float">
            <text:p>317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500" calcext:value-type="float">
            <text:p>45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200" calcext:value-type="float">
            <text:p>42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450" calcext:value-type="float">
            <text:p>345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840" calcext:value-type="float">
            <text:p>184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430" calcext:value-type="float">
            <text:p>243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700" calcext:value-type="float">
            <text:p>170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040" calcext:value-type="float">
            <text:p>204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50" calcext:value-type="float">
            <text:p>255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500" calcext:value-type="float">
            <text:p>35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900" calcext:value-type="float">
            <text:p>39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570" calcext:value-type="float">
            <text:p>357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40" calcext:value-type="float">
            <text:p>464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5160" calcext:value-type="float">
            <text:p>516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540" calcext:value-type="float">
            <text:p>454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470" calcext:value-type="float">
            <text:p>347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450" calcext:value-type="float">
            <text:p>245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30" calcext:value-type="float">
            <text:p>253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480" calcext:value-type="float">
            <text:p>248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410" calcext:value-type="float">
            <text:p>241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170" calcext:value-type="float">
            <text:p>317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150" calcext:value-type="float">
            <text:p>415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900" calcext:value-type="float">
            <text:p>39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490" calcext:value-type="float">
            <text:p>449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790" calcext:value-type="float">
            <text:p>379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950" calcext:value-type="float">
            <text:p>495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350" calcext:value-type="float">
            <text:p>235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960" calcext:value-type="float">
            <text:p>29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60" calcext:value-type="float">
            <text:p>266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80" calcext:value-type="float">
            <text:p>268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850" calcext:value-type="float">
            <text:p>385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00" calcext:value-type="float">
            <text:p>46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80" calcext:value-type="float">
            <text:p>46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730" calcext:value-type="float">
            <text:p>473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00" calcext:value-type="float">
            <text:p>46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5600" calcext:value-type="float">
            <text:p>56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5700" calcext:value-type="float">
            <text:p>57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130" calcext:value-type="float">
            <text:p>413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028" calcext:value-type="float">
            <text:p>3028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46" calcext:value-type="float">
            <text:p>2546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769" calcext:value-type="float">
            <text:p>2769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012" calcext:value-type="float">
            <text:p>4012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791" calcext:value-type="float">
            <text:p>4791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446" calcext:value-type="float">
            <text:p>4446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368" calcext:value-type="float">
            <text:p>4368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551" calcext:value-type="float">
            <text:p>4551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00" calcext:value-type="float">
            <text:p>46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6380" calcext:value-type="float">
            <text:p>63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450" calcext:value-type="float">
            <text:p>445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400" calcext:value-type="float">
            <text:p>440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1815" calcext:value-type="float">
            <text:p>1815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50" calcext:value-type="float">
            <text:p>255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580" calcext:value-type="float">
            <text:p>358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90" calcext:value-type="float">
            <text:p>259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720" calcext:value-type="float">
            <text:p>372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380" calcext:value-type="float">
            <text:p>238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010" calcext:value-type="float">
            <text:p>301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5500" calcext:value-type="float">
            <text:p>550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980" calcext:value-type="float">
            <text:p>398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400" calcext:value-type="float">
            <text:p>340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40" calcext:value-type="float">
            <text:p>254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2451.37" calcext:value-type="float">
            <text:p>22451,37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2497.93" calcext:value-type="float">
            <text:p>22497,93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2205.77" calcext:value-type="float">
            <text:p>22205,77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180.75" calcext:value-type="float">
            <text:p>25180,75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52247.95" calcext:value-type="float">
            <text:p>52247,95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7046.96" calcext:value-type="float">
            <text:p>37046,96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4944" calcext:value-type="float">
            <text:p>24944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3054.5" calcext:value-type="float">
            <text:p>23054,5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5462.74" calcext:value-type="float">
            <text:p>35462,74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6326.44" calcext:value-type="float">
            <text:p>46326,44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5269.11" calcext:value-type="float">
            <text:p>35269,11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5779.03" calcext:value-type="float">
            <text:p>25779,03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321" calcext:value-type="float">
            <text:p>2321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896" calcext:value-type="float">
            <text:p>2896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184" calcext:value-type="float">
            <text:p>2184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952" calcext:value-type="float">
            <text:p>2952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820" calcext:value-type="float">
            <text:p>382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328" calcext:value-type="float">
            <text:p>5328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740" calcext:value-type="float">
            <text:p>674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280" calcext:value-type="float">
            <text:p>328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320" calcext:value-type="float">
            <text:p>732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943" calcext:value-type="float">
            <text:p>5943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110" calcext:value-type="float">
            <text:p>711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700" calcext:value-type="float">
            <text:p>37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9480" calcext:value-type="float">
            <text:p>948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720" calcext:value-type="float">
            <text:p>572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880" calcext:value-type="float">
            <text:p>288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420" calcext:value-type="float">
            <text:p>642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100" calcext:value-type="float">
            <text:p>31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080" calcext:value-type="float">
            <text:p>608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900" calcext:value-type="float">
            <text:p>69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640" calcext:value-type="float">
            <text:p>664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420" calcext:value-type="float">
            <text:p>342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760" calcext:value-type="float">
            <text:p>676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960" calcext:value-type="float">
            <text:p>396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400" calcext:value-type="float">
            <text:p>64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120" calcext:value-type="float">
            <text:p>312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140" calcext:value-type="float">
            <text:p>614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180" calcext:value-type="float">
            <text:p>318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680" calcext:value-type="float">
            <text:p>668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020" calcext:value-type="float">
            <text:p>302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600" calcext:value-type="float">
            <text:p>36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040" calcext:value-type="float">
            <text:p>704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260" calcext:value-type="float">
            <text:p>326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000" calcext:value-type="float">
            <text:p>70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400" calcext:value-type="float">
            <text:p>64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040" calcext:value-type="float">
            <text:p>704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600" calcext:value-type="float">
            <text:p>36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464" calcext:value-type="float">
            <text:p>3464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140" calcext:value-type="float">
            <text:p>614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800" calcext:value-type="float">
            <text:p>58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344" calcext:value-type="float">
            <text:p>7344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862" calcext:value-type="float">
            <text:p>5862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867" calcext:value-type="float">
            <text:p>6867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302" calcext:value-type="float">
            <text:p>6302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219" calcext:value-type="float">
            <text:p>7219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460" calcext:value-type="float">
            <text:p>746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775" calcext:value-type="float">
            <text:p>6775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8111" calcext:value-type="float">
            <text:p>8111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416" calcext:value-type="float">
            <text:p>6416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915" calcext:value-type="float">
            <text:p>4915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170" calcext:value-type="float">
            <text:p>617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079" calcext:value-type="float">
            <text:p>6079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521" calcext:value-type="float">
            <text:p>7521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031" calcext:value-type="float">
            <text:p>5031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917" calcext:value-type="float">
            <text:p>6917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495" calcext:value-type="float">
            <text:p>6495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8501" calcext:value-type="float">
            <text:p>8501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472" calcext:value-type="float">
            <text:p>5472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8669" calcext:value-type="float">
            <text:p>8669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288" calcext:value-type="float">
            <text:p>3288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804" calcext:value-type="float">
            <text:p>6804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644" calcext:value-type="float">
            <text:p>5644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390" calcext:value-type="float">
            <text:p>639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227" calcext:value-type="float">
            <text:p>6227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743" calcext:value-type="float">
            <text:p>7743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034" calcext:value-type="float">
            <text:p>6034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116" calcext:value-type="float">
            <text:p>7116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627" calcext:value-type="float">
            <text:p>6627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372" calcext:value-type="float">
            <text:p>4372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9891" calcext:value-type="float">
            <text:p>9891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651" calcext:value-type="float">
            <text:p>5651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676" calcext:value-type="float">
            <text:p>5676,00</text:p>
          </table:table-cell>
        </table:table-row>
        <table:table-row table:style-name="ro1">
          <table:table-cell office:value-type="date" office:date-value="2019-01-01" calcext:value-type="date">
            <text:p>2019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10500" calcext:value-type="float">
            <text:p>10500,00</text:p>
          </table:table-cell>
        </table:table-row>
        <table:table-row table:style-name="ro1">
          <table:table-cell office:value-type="date" office:date-value="2019-02-01" calcext:value-type="date">
            <text:p>2019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494" calcext:value-type="float">
            <text:p>4494,00</text:p>
          </table:table-cell>
        </table:table-row>
        <table:table-row table:style-name="ro1">
          <table:table-cell office:value-type="date" office:date-value="2019-03-01" calcext:value-type="date">
            <text:p>2019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806" calcext:value-type="float">
            <text:p>3806,00</text:p>
          </table:table-cell>
        </table:table-row>
        <table:table-row table:style-name="ro1">
          <table:table-cell office:value-type="date" office:date-value="2019-04-01" calcext:value-type="date">
            <text:p>2019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981" calcext:value-type="float">
            <text:p>4981,00</text:p>
          </table:table-cell>
        </table:table-row>
        <table:table-row table:style-name="ro1">
          <table:table-cell office:value-type="date" office:date-value="2019-05-01" calcext:value-type="date">
            <text:p>2019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406" calcext:value-type="float">
            <text:p>5406,00</text:p>
          </table:table-cell>
        </table:table-row>
        <table:table-row table:style-name="ro1">
          <table:table-cell office:value-type="date" office:date-value="2019-06-01" calcext:value-type="date">
            <text:p>2019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176" calcext:value-type="float">
            <text:p>6176,00</text:p>
          </table:table-cell>
        </table:table-row>
        <table:table-row table:style-name="ro1">
          <table:table-cell office:value-type="date" office:date-value="2019-07-01" calcext:value-type="date">
            <text:p>2019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897" calcext:value-type="float">
            <text:p>2897,00</text:p>
          </table:table-cell>
        </table:table-row>
        <table:table-row table:style-name="ro1">
          <table:table-cell office:value-type="date" office:date-value="2019-08-01" calcext:value-type="date">
            <text:p>2019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355" calcext:value-type="float">
            <text:p>4355,00</text:p>
          </table:table-cell>
        </table:table-row>
        <table:table-row table:style-name="ro1">
          <table:table-cell office:value-type="date" office:date-value="2019-09-01" calcext:value-type="date">
            <text:p>2019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349" calcext:value-type="float">
            <text:p>3349,00</text:p>
          </table:table-cell>
        </table:table-row>
        <table:table-row table:style-name="ro1">
          <table:table-cell office:value-type="date" office:date-value="2019-10-01" calcext:value-type="date">
            <text:p>2019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5081" calcext:value-type="float">
            <text:p>5081,00</text:p>
          </table:table-cell>
        </table:table-row>
        <table:table-row table:style-name="ro1">
          <table:table-cell office:value-type="date" office:date-value="2019-11-01" calcext:value-type="date">
            <text:p>2019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760" calcext:value-type="float">
            <text:p>2760,00</text:p>
          </table:table-cell>
        </table:table-row>
        <table:table-row table:style-name="ro1">
          <table:table-cell office:value-type="date" office:date-value="2019-12-01" calcext:value-type="date">
            <text:p>2019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972" calcext:value-type="float">
            <text:p>3972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456" calcext:value-type="float">
            <text:p>2456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7620" calcext:value-type="float">
            <text:p>762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020" calcext:value-type="float">
            <text:p>402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270" calcext:value-type="float">
            <text:p>227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984" calcext:value-type="float">
            <text:p>3984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521" calcext:value-type="float">
            <text:p>2521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701" calcext:value-type="float">
            <text:p>3701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4770" calcext:value-type="float">
            <text:p>477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6943" calcext:value-type="float">
            <text:p>6943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341" calcext:value-type="float">
            <text:p>2341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772" calcext:value-type="float">
            <text:p>2772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362" calcext:value-type="float">
            <text:p>2362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368" calcext:value-type="float">
            <text:p>3368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451" calcext:value-type="float">
            <text:p>3451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516" calcext:value-type="float">
            <text:p>2516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3133" calcext:value-type="float">
            <text:p>3133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2347" calcext:value-type="float">
            <text:p>2347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1759" calcext:value-type="float">
            <text:p>1759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Televisores y monitores con tubo de imagen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14" calcext:value-type="float">
            <text:p>114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7" calcext:value-type="float">
            <text:p>67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52" calcext:value-type="float">
            <text:p>152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6" calcext:value-type="float">
            <text:p>86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8" calcext:value-type="float">
            <text:p>68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8" calcext:value-type="float">
            <text:p>68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0" calcext:value-type="float">
            <text:p>7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5" calcext:value-type="float">
            <text:p>65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6" calcext:value-type="float">
            <text:p>46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5" calcext:value-type="float">
            <text:p>65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6" calcext:value-type="float">
            <text:p>76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8" calcext:value-type="float">
            <text:p>98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7" calcext:value-type="float">
            <text:p>47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9" calcext:value-type="float">
            <text:p>69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7" calcext:value-type="float">
            <text:p>47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9" calcext:value-type="float">
            <text:p>69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7" calcext:value-type="float">
            <text:p>47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9" calcext:value-type="float">
            <text:p>69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2" calcext:value-type="float">
            <text:p>52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2" calcext:value-type="float">
            <text:p>52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2" calcext:value-type="float">
            <text:p>52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1" calcext:value-type="float">
            <text:p>91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" calcext:value-type="float">
            <text:p>9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" calcext:value-type="float">
            <text:p>12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64" calcext:value-type="float">
            <text:p>164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5" calcext:value-type="float">
            <text:p>95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50" calcext:value-type="float">
            <text:p>15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2" calcext:value-type="float">
            <text:p>42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1" calcext:value-type="float">
            <text:p>91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6" calcext:value-type="float">
            <text:p>86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" calcext:value-type="float">
            <text:p>12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71" calcext:value-type="float">
            <text:p>171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11" calcext:value-type="float">
            <text:p>111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1" calcext:value-type="float">
            <text:p>71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8" calcext:value-type="float">
            <text:p>38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5" calcext:value-type="float">
            <text:p>75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59.15" calcext:value-type="float">
            <text:p>59,15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50.7" calcext:value-type="float">
            <text:p>50,7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.12" calcext:value-type="float">
            <text:p>8,12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99.45" calcext:value-type="float">
            <text:p>99,45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94.9" calcext:value-type="float">
            <text:p>94,9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.5" calcext:value-type="float">
            <text:p>9,5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79.25" calcext:value-type="float">
            <text:p>79,25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.6" calcext:value-type="float">
            <text:p>7,6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124.15" calcext:value-type="float">
            <text:p>124,15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.84" calcext:value-type="float">
            <text:p>5,84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76.7" calcext:value-type="float">
            <text:p>76,7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.8" calcext:value-type="float">
            <text:p>3,8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60.45" calcext:value-type="float">
            <text:p>60,45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table:style-name="ce5" office:value-type="float" office:value="48.1" calcext:value-type="float">
            <text:p>48,1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41.7" calcext:value-type="float">
            <text:p>141,7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2.6" calcext:value-type="float">
            <text:p>72,6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2.8" calcext:value-type="float">
            <text:p>52,8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.8" calcext:value-type="float">
            <text:p>2,8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4.9" calcext:value-type="float">
            <text:p>64,9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.8" calcext:value-type="float">
            <text:p>1,8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7.3" calcext:value-type="float">
            <text:p>47,3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2.15" calcext:value-type="float">
            <text:p>62,15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6.1" calcext:value-type="float">
            <text:p>56,1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.8" calcext:value-type="float">
            <text:p>1,8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0.35" calcext:value-type="float">
            <text:p>20,35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6.75" calcext:value-type="float">
            <text:p>46,75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4.9" calcext:value-type="float">
            <text:p>64,9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0.65" calcext:value-type="float">
            <text:p>10,65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1.65" calcext:value-type="float">
            <text:p>121,65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5.69" calcext:value-type="float">
            <text:p>75,69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73.2" calcext:value-type="float">
            <text:p>173,2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97.44" calcext:value-type="float">
            <text:p>97,44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3.37" calcext:value-type="float">
            <text:p>63,37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59.54" calcext:value-type="float">
            <text:p>59,54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4.87" calcext:value-type="float">
            <text:p>64,87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51.09" calcext:value-type="float">
            <text:p>151,09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70.63" calcext:value-type="float">
            <text:p>170,63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6.5" calcext:value-type="float">
            <text:p>86,5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42.82" calcext:value-type="float">
            <text:p>42,82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2" calcext:value-type="float">
            <text:p>12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3" calcext:value-type="float">
            <text:p>23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3" calcext:value-type="float">
            <text:p>23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9" calcext:value-type="float">
            <text:p>9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18.2" calcext:value-type="float">
            <text:p>18,2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3.9" calcext:value-type="float">
            <text:p>3,9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2.6" calcext:value-type="float">
            <text:p>2,6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4.55" calcext:value-type="float">
            <text:p>4,55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4.2" calcext:value-type="float">
            <text:p>4,2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2.6" calcext:value-type="float">
            <text:p>2,6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4.55" calcext:value-type="float">
            <text:p>4,55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1.3" calcext:value-type="float">
            <text:p>1,3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1.95" calcext:value-type="float">
            <text:p>1,95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table:style-name="ce5" office:value-type="float" office:value="3.25" calcext:value-type="float">
            <text:p>3,25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87.26" calcext:value-type="float">
            <text:p>87,26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96.72" calcext:value-type="float">
            <text:p>96,72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43.45" calcext:value-type="float">
            <text:p>143,45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1.2" calcext:value-type="float">
            <text:p>101,2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109.28" calcext:value-type="float">
            <text:p>109,28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89.87" calcext:value-type="float">
            <text:p>89,87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1.37" calcext:value-type="float">
            <text:p>71,37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7.56" calcext:value-type="float">
            <text:p>47,56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620" calcext:value-type="float">
            <text:p>362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860" calcext:value-type="float">
            <text:p>286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860" calcext:value-type="float">
            <text:p>286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240" calcext:value-type="float">
            <text:p>224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520" calcext:value-type="float">
            <text:p>252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760" calcext:value-type="float">
            <text:p>376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240" calcext:value-type="float">
            <text:p>124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920" calcext:value-type="float">
            <text:p>192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240" calcext:value-type="float">
            <text:p>224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160" calcext:value-type="float">
            <text:p>216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920" calcext:value-type="float">
            <text:p>192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740" calcext:value-type="float">
            <text:p>174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340" calcext:value-type="float">
            <text:p>334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40" calcext:value-type="float">
            <text:p>244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20" calcext:value-type="float">
            <text:p>242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760" calcext:value-type="float">
            <text:p>276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4880" calcext:value-type="float">
            <text:p>488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720" calcext:value-type="float">
            <text:p>172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200" calcext:value-type="float">
            <text:p>22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20" calcext:value-type="float">
            <text:p>242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560" calcext:value-type="float">
            <text:p>256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320" calcext:value-type="float">
            <text:p>232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720" calcext:value-type="float">
            <text:p>172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640" calcext:value-type="float">
            <text:p>164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360" calcext:value-type="float">
            <text:p>136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940" calcext:value-type="float">
            <text:p>394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300" calcext:value-type="float">
            <text:p>330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28" calcext:value-type="float">
            <text:p>328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760" calcext:value-type="float">
            <text:p>176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340" calcext:value-type="float">
            <text:p>234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160" calcext:value-type="float">
            <text:p>216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080" calcext:value-type="float">
            <text:p>308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80" calcext:value-type="float">
            <text:p>248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360" calcext:value-type="float">
            <text:p>236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020" calcext:value-type="float">
            <text:p>202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480" calcext:value-type="float">
            <text:p>148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080" calcext:value-type="float">
            <text:p>30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080" calcext:value-type="float">
            <text:p>20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120" calcext:value-type="float">
            <text:p>312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820" calcext:value-type="float">
            <text:p>282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560" calcext:value-type="float">
            <text:p>256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740" calcext:value-type="float">
            <text:p>274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720" calcext:value-type="float">
            <text:p>272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080" calcext:value-type="float">
            <text:p>208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560" calcext:value-type="float">
            <text:p>256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080" calcext:value-type="float">
            <text:p>308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840" calcext:value-type="float">
            <text:p>284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20" calcext:value-type="float">
            <text:p>242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4060" calcext:value-type="float">
            <text:p>40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580" calcext:value-type="float">
            <text:p>258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760" calcext:value-type="float">
            <text:p>376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430" calcext:value-type="float">
            <text:p>143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420" calcext:value-type="float">
            <text:p>242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4650" calcext:value-type="float">
            <text:p>465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6910" calcext:value-type="float">
            <text:p>691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4040" calcext:value-type="float">
            <text:p>404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4090" calcext:value-type="float">
            <text:p>409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420" calcext:value-type="float">
            <text:p>342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150" calcext:value-type="float">
            <text:p>315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280" calcext:value-type="float">
            <text:p>328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210" calcext:value-type="float">
            <text:p>321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740" calcext:value-type="float">
            <text:p>274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2230" calcext:value-type="float">
            <text:p>223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Contenedor JC Decaux</text:p>
          </table:table-cell>
          <table:table-cell office:value-type="float" office:value="3460" calcext:value-type="float">
            <text:p>346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351289" calcext:value-type="float">
            <text:p>351289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60699" calcext:value-type="float">
            <text:p>260699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40335" calcext:value-type="float">
            <text:p>240335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77399" calcext:value-type="float">
            <text:p>277399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8525" calcext:value-type="float">
            <text:p>108525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67283" calcext:value-type="float">
            <text:p>267283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49000" calcext:value-type="float">
            <text:p>2490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9215" calcext:value-type="float">
            <text:p>159215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7615" calcext:value-type="float">
            <text:p>97615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1197" calcext:value-type="float">
            <text:p>151197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8725" calcext:value-type="float">
            <text:p>88725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4606" calcext:value-type="float">
            <text:p>104606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377517" calcext:value-type="float">
            <text:p>377517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62392" calcext:value-type="float">
            <text:p>262392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10417" calcext:value-type="float">
            <text:p>210417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47383" calcext:value-type="float">
            <text:p>247383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0210" calcext:value-type="float">
            <text:p>9021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01263" calcext:value-type="float">
            <text:p>201263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243840" calcext:value-type="float">
            <text:p>24384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72325" calcext:value-type="float">
            <text:p>172325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2719" calcext:value-type="float">
            <text:p>92719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7112" calcext:value-type="float">
            <text:p>117112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7377" calcext:value-type="float">
            <text:p>87377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0064" calcext:value-type="float">
            <text:p>100064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7000" calcext:value-type="float">
            <text:p>1270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7080" calcext:value-type="float">
            <text:p>10708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2333" calcext:value-type="float">
            <text:p>102333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3220" calcext:value-type="float">
            <text:p>10322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5000" calcext:value-type="float">
            <text:p>1150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4501" calcext:value-type="float">
            <text:p>124501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9968" calcext:value-type="float">
            <text:p>109968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3369" calcext:value-type="float">
            <text:p>83369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7642" calcext:value-type="float">
            <text:p>87642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8331" calcext:value-type="float">
            <text:p>98331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3429" calcext:value-type="float">
            <text:p>103429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7460" calcext:value-type="float">
            <text:p>12746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9670" calcext:value-type="float">
            <text:p>12967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0460" calcext:value-type="float">
            <text:p>10046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7860" calcext:value-type="float">
            <text:p>10786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2980" calcext:value-type="float">
            <text:p>9298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3520" calcext:value-type="float">
            <text:p>10352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8040" calcext:value-type="float">
            <text:p>10804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6040" calcext:value-type="float">
            <text:p>10604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7260" calcext:value-type="float">
            <text:p>10726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3280" calcext:value-type="float">
            <text:p>9328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2650" calcext:value-type="float">
            <text:p>9265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9220" calcext:value-type="float">
            <text:p>10922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4170" calcext:value-type="float">
            <text:p>12417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8540" calcext:value-type="float">
            <text:p>12854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6220" calcext:value-type="float">
            <text:p>11622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8400" calcext:value-type="float">
            <text:p>11840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1140" calcext:value-type="float">
            <text:p>10114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9840" calcext:value-type="float">
            <text:p>11984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2380" calcext:value-type="float">
            <text:p>13238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4380" calcext:value-type="float">
            <text:p>9438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9300" calcext:value-type="float">
            <text:p>8930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8380" calcext:value-type="float">
            <text:p>11838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6060" calcext:value-type="float">
            <text:p>11606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3160" calcext:value-type="float">
            <text:p>10316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3200" calcext:value-type="float">
            <text:p>1032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5320" calcext:value-type="float">
            <text:p>14532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1560" calcext:value-type="float">
            <text:p>12156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7120" calcext:value-type="float">
            <text:p>10712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0740" calcext:value-type="float">
            <text:p>12074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6540" calcext:value-type="float">
            <text:p>12654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1800" calcext:value-type="float">
            <text:p>1118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9560" calcext:value-type="float">
            <text:p>13956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80880" calcext:value-type="float">
            <text:p>8088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1080" calcext:value-type="float">
            <text:p>10108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96480" calcext:value-type="float">
            <text:p>9648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1740" calcext:value-type="float">
            <text:p>14174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4700" calcext:value-type="float">
            <text:p>134700,00</text:p>
          </table:table-cell>
        </table:table-row>
        <table:table-row table:style-name="ro1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3140" calcext:value-type="float">
            <text:p>163140,00</text:p>
          </table:table-cell>
        </table:table-row>
        <table:table-row table:style-name="ro1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0820" calcext:value-type="float">
            <text:p>160820,00</text:p>
          </table:table-cell>
        </table:table-row>
        <table:table-row table:style-name="ro1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4920" calcext:value-type="float">
            <text:p>134920,00</text:p>
          </table:table-cell>
        </table:table-row>
        <table:table-row table:style-name="ro1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2720" calcext:value-type="float">
            <text:p>162720,00</text:p>
          </table:table-cell>
        </table:table-row>
        <table:table-row table:style-name="ro1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9580" calcext:value-type="float">
            <text:p>129580,00</text:p>
          </table:table-cell>
        </table:table-row>
        <table:table-row table:style-name="ro1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5220" calcext:value-type="float">
            <text:p>165220,00</text:p>
          </table:table-cell>
        </table:table-row>
        <table:table-row table:style-name="ro1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1220" calcext:value-type="float">
            <text:p>141220,00</text:p>
          </table:table-cell>
        </table:table-row>
        <table:table-row table:style-name="ro1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4360" calcext:value-type="float">
            <text:p>104360,00</text:p>
          </table:table-cell>
        </table:table-row>
        <table:table-row table:style-name="ro1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9940" calcext:value-type="float">
            <text:p>129940,00</text:p>
          </table:table-cell>
        </table:table-row>
        <table:table-row table:style-name="ro1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9940" calcext:value-type="float">
            <text:p>129940,00</text:p>
          </table:table-cell>
        </table:table-row>
        <table:table-row table:style-name="ro1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9420" calcext:value-type="float">
            <text:p>159420,00</text:p>
          </table:table-cell>
        </table:table-row>
        <table:table-row table:style-name="ro1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70580" calcext:value-type="float">
            <text:p>170580,00</text:p>
          </table:table-cell>
        </table:table-row>
        <table:table-row table:style-name="ro1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9820" calcext:value-type="float">
            <text:p>139820,00</text:p>
          </table:table-cell>
        </table:table-row>
        <table:table-row table:style-name="ro1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6160" calcext:value-type="float">
            <text:p>156160,00</text:p>
          </table:table-cell>
        </table:table-row>
        <table:table-row table:style-name="ro1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9140" calcext:value-type="float">
            <text:p>159140,00</text:p>
          </table:table-cell>
        </table:table-row>
        <table:table-row table:style-name="ro1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5400" calcext:value-type="float">
            <text:p>125400,00</text:p>
          </table:table-cell>
        </table:table-row>
        <table:table-row table:style-name="ro1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7480" calcext:value-type="float">
            <text:p>167480,00</text:p>
          </table:table-cell>
        </table:table-row>
        <table:table-row table:style-name="ro1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6540" calcext:value-type="float">
            <text:p>156540,00</text:p>
          </table:table-cell>
        </table:table-row>
        <table:table-row table:style-name="ro1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5480" calcext:value-type="float">
            <text:p>145480,00</text:p>
          </table:table-cell>
        </table:table-row>
        <table:table-row table:style-name="ro1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1100" calcext:value-type="float">
            <text:p>131100,00</text:p>
          </table:table-cell>
        </table:table-row>
        <table:table-row table:style-name="ro1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0820" calcext:value-type="float">
            <text:p>150820,00</text:p>
          </table:table-cell>
        </table:table-row>
        <table:table-row table:style-name="ro1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6540" calcext:value-type="float">
            <text:p>126540,00</text:p>
          </table:table-cell>
        </table:table-row>
        <table:table-row table:style-name="ro1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3940" calcext:value-type="float">
            <text:p>133940,00</text:p>
          </table:table-cell>
        </table:table-row>
        <table:table-row table:style-name="ro1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72680" calcext:value-type="float">
            <text:p>172680,00</text:p>
          </table:table-cell>
        </table:table-row>
        <table:table-row table:style-name="ro1">
          <table:table-cell office:value-type="date" office:date-value="2013-01-01" calcext:value-type="date">
            <text:p>2013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3-02-01" calcext:value-type="date">
            <text:p>2013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03-01" calcext:value-type="date">
            <text:p>2013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4-01" calcext:value-type="date">
            <text:p>2013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5-01" calcext:value-type="date">
            <text:p>2013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06-01" calcext:value-type="date">
            <text:p>2013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07-01" calcext:value-type="date">
            <text:p>2013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3-08-01" calcext:value-type="date">
            <text:p>2013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3-09-01" calcext:value-type="date">
            <text:p>2013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10-01" calcext:value-type="date">
            <text:p>2013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11-01" calcext:value-type="date">
            <text:p>2013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3-12-01" calcext:value-type="date">
            <text:p>2013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01-01" calcext:value-type="date">
            <text:p>2014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date" office:date-value="2014-02-01" calcext:value-type="date">
            <text:p>2014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03-01" calcext:value-type="date">
            <text:p>2014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4-01" calcext:value-type="date">
            <text:p>2014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date" office:date-value="2014-05-01" calcext:value-type="date">
            <text:p>2014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6-01" calcext:value-type="date">
            <text:p>2014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07-01" calcext:value-type="date">
            <text:p>2014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08-01" calcext:value-type="date">
            <text:p>2014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4-09-01" calcext:value-type="date">
            <text:p>2014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10-01" calcext:value-type="date">
            <text:p>2014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11-01" calcext:value-type="date">
            <text:p>2014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4-12-01" calcext:value-type="date">
            <text:p>2014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01-01" calcext:value-type="date">
            <text:p>2015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5-02-01" calcext:value-type="date">
            <text:p>2015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3-01" calcext:value-type="date">
            <text:p>2015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5-04-01" calcext:value-type="date">
            <text:p>2015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05-01" calcext:value-type="date">
            <text:p>2015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date" office:date-value="2015-06-01" calcext:value-type="date">
            <text:p>2015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07-01" calcext:value-type="date">
            <text:p>2015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8-01" calcext:value-type="date">
            <text:p>2015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5-09-01" calcext:value-type="date">
            <text:p>2015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10-01" calcext:value-type="date">
            <text:p>2015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11-01" calcext:value-type="date">
            <text:p>2015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5-12-01" calcext:value-type="date">
            <text:p>2015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6-01-01" calcext:value-type="date">
            <text:p>2016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2-01" calcext:value-type="date">
            <text:p>2016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3-01" calcext:value-type="date">
            <text:p>2016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4-01" calcext:value-type="date">
            <text:p>2016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5-01" calcext:value-type="date">
            <text:p>2016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6-01" calcext:value-type="date">
            <text:p>2016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07-01" calcext:value-type="date">
            <text:p>2016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08-01" calcext:value-type="date">
            <text:p>2016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6-09-01" calcext:value-type="date">
            <text:p>2016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6-10-01" calcext:value-type="date">
            <text:p>2016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6-11-01" calcext:value-type="date">
            <text:p>2016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6-12-01" calcext:value-type="date">
            <text:p>2016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1-01" calcext:value-type="date">
            <text:p>2017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2-01" calcext:value-type="date">
            <text:p>2017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3-01" calcext:value-type="date">
            <text:p>2017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4-01" calcext:value-type="date">
            <text:p>2017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5-01" calcext:value-type="date">
            <text:p>2017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6-01" calcext:value-type="date">
            <text:p>2017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7-01" calcext:value-type="date">
            <text:p>2017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08-01" calcext:value-type="date">
            <text:p>2017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7-09-01" calcext:value-type="date">
            <text:p>2017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7-10-01" calcext:value-type="date">
            <text:p>2017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11-01" calcext:value-type="date">
            <text:p>2017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7-12-01" calcext:value-type="date">
            <text:p>2017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8-01-01" calcext:value-type="date">
            <text:p>2018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date" office:date-value="2018-02-01" calcext:value-type="date">
            <text:p>2018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date" office:date-value="2018-03-01" calcext:value-type="date">
            <text:p>2018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04-01" calcext:value-type="date">
            <text:p>2018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date" office:date-value="2018-05-01" calcext:value-type="date">
            <text:p>2018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8-06-01" calcext:value-type="date">
            <text:p>2018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8-07-01" calcext:value-type="date">
            <text:p>2018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date" office:date-value="2018-08-01" calcext:value-type="date">
            <text:p>2018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date" office:date-value="2018-09-01" calcext:value-type="date">
            <text:p>2018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8-10-01" calcext:value-type="date">
            <text:p>2018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18-11-01" calcext:value-type="date">
            <text:p>2018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18-12-01" calcext:value-type="date">
            <text:p>2018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3">
          <table:table-cell office:value-type="date" office:date-value="2021-01-01" calcext:value-type="date">
            <text:p>2021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3">
          <table:table-cell office:value-type="date" office:date-value="2021-02-01" calcext:value-type="date">
            <text:p>2021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1-03-01" calcext:value-type="date">
            <text:p>2021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1-04-01" calcext:value-type="date">
            <text:p>2021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8000" calcext:value-type="float">
            <text:p>8000,00</text:p>
          </table:table-cell>
        </table:table-row>
        <table:table-row table:style-name="ro3">
          <table:table-cell office:value-type="date" office:date-value="2021-05-01" calcext:value-type="date">
            <text:p>2021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1-06-01" calcext:value-type="date">
            <text:p>2021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1-07-01" calcext:value-type="date">
            <text:p>2021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1-08-01" calcext:value-type="date">
            <text:p>2021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3">
          <table:table-cell office:value-type="date" office:date-value="2021-09-01" calcext:value-type="date">
            <text:p>2021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1-10-01" calcext:value-type="date">
            <text:p>2021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3">
          <table:table-cell office:value-type="date" office:date-value="2021-11-01" calcext:value-type="date">
            <text:p>2021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3">
          <table:table-cell office:value-type="date" office:date-value="2021-12-01" calcext:value-type="date">
            <text:p>2021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3">
          <table:table-cell office:value-type="date" office:date-value="2022-01-01" calcext:value-type="date">
            <text:p>2022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2-02-01" calcext:value-type="date">
            <text:p>2022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3">
          <table:table-cell office:value-type="date" office:date-value="2022-03-01" calcext:value-type="date">
            <text:p>2022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3">
          <table:table-cell office:value-type="date" office:date-value="2022-04-01" calcext:value-type="date">
            <text:p>2022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200" calcext:value-type="float">
            <text:p>200,00</text:p>
          </table:table-cell>
        </table:table-row>
        <table:table-row table:style-name="ro3">
          <table:table-cell office:value-type="date" office:date-value="2022-05-01" calcext:value-type="date">
            <text:p>2022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6-01" calcext:value-type="date">
            <text:p>2022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100" calcext:value-type="float">
            <text:p>100,00</text:p>
          </table:table-cell>
        </table:table-row>
        <table:table-row table:style-name="ro3">
          <table:table-cell office:value-type="date" office:date-value="2022-07-01" calcext:value-type="date">
            <text:p>2022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3">
          <table:table-cell office:value-type="date" office:date-value="2022-08-01" calcext:value-type="date">
            <text:p>2022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2-09-01" calcext:value-type="date">
            <text:p>2022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500" calcext:value-type="float">
            <text:p>4500,00</text:p>
          </table:table-cell>
        </table:table-row>
        <table:table-row table:style-name="ro3">
          <table:table-cell office:value-type="date" office:date-value="2022-10-01" calcext:value-type="date">
            <text:p>2022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2-11-01" calcext:value-type="date">
            <text:p>2022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3">
          <table:table-cell office:value-type="date" office:date-value="2022-12-01" calcext:value-type="date">
            <text:p>2022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21400" calcext:value-type="float">
            <text:p>12140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5100" calcext:value-type="float">
            <text:p>10510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0460" calcext:value-type="float">
            <text:p>11046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1040" calcext:value-type="float">
            <text:p>11104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19480" calcext:value-type="float">
            <text:p>11948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06720" calcext:value-type="float">
            <text:p>10672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26800" calcext:value-type="float">
            <text:p>12680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95800" calcext:value-type="float">
            <text:p>9580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39880" calcext:value-type="float">
            <text:p>13988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34060" calcext:value-type="float">
            <text:p>13406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54800" calcext:value-type="float">
            <text:p>15480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Islas ecológicas</text:p>
          </table:table-cell>
          <table:table-cell office:value-type="float" office:value="138380" calcext:value-type="float">
            <text:p>13838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0940" calcext:value-type="float">
            <text:p>8094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6380" calcext:value-type="float">
            <text:p>6638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4140" calcext:value-type="float">
            <text:p>6414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70220" calcext:value-type="float">
            <text:p>7022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5760" calcext:value-type="float">
            <text:p>8576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104940" calcext:value-type="float">
            <text:p>10494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8060" calcext:value-type="float">
            <text:p>6806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48080" calcext:value-type="float">
            <text:p>4808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7160" calcext:value-type="float">
            <text:p>6716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82100" calcext:value-type="float">
            <text:p>8210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56460" calcext:value-type="float">
            <text:p>5646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rutas</text:p>
          </table:table-cell>
          <table:table-cell office:value-type="float" office:value="69520" calcext:value-type="float">
            <text:p>6952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50" calcext:value-type="float">
            <text:p>85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Punto limpio</text:p>
          </table:table-cell>
          <table:table-cell office:value-type="float" office:value="950" calcext:value-type="float">
            <text:p>95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2120" calcext:value-type="float">
            <text:p>6212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3240" calcext:value-type="float">
            <text:p>5324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8240" calcext:value-type="float">
            <text:p>5824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0920" calcext:value-type="float">
            <text:p>5092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6440" calcext:value-type="float">
            <text:p>5644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60960" calcext:value-type="float">
            <text:p>6096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2460" calcext:value-type="float">
            <text:p>5246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41880" calcext:value-type="float">
            <text:p>4188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5700" calcext:value-type="float">
            <text:p>5570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5520" calcext:value-type="float">
            <text:p>5552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7960" calcext:value-type="float">
            <text:p>5796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Envases</text:p>
          </table:table-cell>
          <table:table-cell office:value-type="string" calcext:value-type="string">
            <text:p>Recogida neumática</text:p>
          </table:table-cell>
          <table:table-cell office:value-type="float" office:value="57560" calcext:value-type="float">
            <text:p>5756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0" calcext:value-type="float">
            <text:p>5000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7000" calcext:value-type="float">
            <text:p>700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5000" calcext:value-type="float">
            <text:p>500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6000" calcext:value-type="float">
            <text:p>600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Punto limpio</text:p>
          </table:table-cell>
          <table:table-cell office:value-type="float" office:value="9000" calcext:value-type="float">
            <text:p>900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2180" calcext:value-type="float">
            <text:p>16218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37240" calcext:value-type="float">
            <text:p>13724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5860" calcext:value-type="float">
            <text:p>15586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6240" calcext:value-type="float">
            <text:p>11624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2300" calcext:value-type="float">
            <text:p>15230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8800" calcext:value-type="float">
            <text:p>14880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42820" calcext:value-type="float">
            <text:p>14282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06660" calcext:value-type="float">
            <text:p>10666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12420" calcext:value-type="float">
            <text:p>11242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53900" calcext:value-type="float">
            <text:p>15390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25720" calcext:value-type="float">
            <text:p>12572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Vidrio</text:p>
          </table:table-cell>
          <table:table-cell office:value-type="string" calcext:value-type="string">
            <text:p>Islas ecológicas</text:p>
          </table:table-cell>
          <table:table-cell office:value-type="float" office:value="165660" calcext:value-type="float">
            <text:p>16566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502" calcext:value-type="float">
            <text:p>14502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700" calcext:value-type="float">
            <text:p>1470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4080" calcext:value-type="float">
            <text:p>1408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1162" calcext:value-type="float">
            <text:p>11162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0949" calcext:value-type="float">
            <text:p>10949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440" calcext:value-type="float">
            <text:p>1244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2719" calcext:value-type="float">
            <text:p>12719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8840" calcext:value-type="float">
            <text:p>884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389" calcext:value-type="float">
            <text:p>15389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25334" calcext:value-type="float">
            <text:p>25334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3300" calcext:value-type="float">
            <text:p>1330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erta a puerta</text:p>
          </table:table-cell>
          <table:table-cell office:value-type="float" office:value="15898" calcext:value-type="float">
            <text:p>15898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84382" calcext:value-type="float">
            <text:p>184382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7979" calcext:value-type="float">
            <text:p>147979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64807" calcext:value-type="float">
            <text:p>164807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38947" calcext:value-type="float">
            <text:p>138947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45919" calcext:value-type="float">
            <text:p>145919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210485" calcext:value-type="float">
            <text:p>210485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74577" calcext:value-type="float">
            <text:p>174577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19049" calcext:value-type="float">
            <text:p>119049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207541" calcext:value-type="float">
            <text:p>207541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84415" calcext:value-type="float">
            <text:p>184415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Islas ecológicas</text:p>
          </table:table-cell>
          <table:table-cell office:value-type="float" office:value="170583" calcext:value-type="float">
            <text:p>170583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81055" calcext:value-type="float">
            <text:p>181055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9362" calcext:value-type="float">
            <text:p>29362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6140" calcext:value-type="float">
            <text:p>2614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4455" calcext:value-type="float">
            <text:p>24455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1220" calcext:value-type="float">
            <text:p>2122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0856" calcext:value-type="float">
            <text:p>20856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4116" calcext:value-type="float">
            <text:p>34116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38139" calcext:value-type="float">
            <text:p>38139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9580" calcext:value-type="float">
            <text:p>1958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16458" calcext:value-type="float">
            <text:p>16458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9254" calcext:value-type="float">
            <text:p>29254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3920" calcext:value-type="float">
            <text:p>2392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Papel y cartón</text:p>
          </table:table-cell>
          <table:table-cell office:value-type="string" calcext:value-type="string">
            <text:p>Punto limpio</text:p>
          </table:table-cell>
          <table:table-cell office:value-type="float" office:value="28078" calcext:value-type="float">
            <text:p>28078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1970" calcext:value-type="float">
            <text:p>197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3490" calcext:value-type="float">
            <text:p>349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2310" calcext:value-type="float">
            <text:p>231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3930" calcext:value-type="float">
            <text:p>393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970" calcext:value-type="float">
            <text:p>97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3990" calcext:value-type="float">
            <text:p>399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2470" calcext:value-type="float">
            <text:p>247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2490" calcext:value-type="float">
            <text:p>249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1290" calcext:value-type="float">
            <text:p>129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2460" calcext:value-type="float">
            <text:p>246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Islas ecológicas</text:p>
          </table:table-cell>
          <table:table-cell office:value-type="float" office:value="2440" calcext:value-type="float">
            <text:p>244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30" calcext:value-type="float">
            <text:p>23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76" calcext:value-type="float">
            <text:p>276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99" calcext:value-type="float">
            <text:p>299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22" calcext:value-type="float">
            <text:p>322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76" calcext:value-type="float">
            <text:p>276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52" calcext:value-type="float">
            <text:p>552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76" calcext:value-type="float">
            <text:p>276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345" calcext:value-type="float">
            <text:p>345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184" calcext:value-type="float">
            <text:p>184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552" calcext:value-type="float">
            <text:p>552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Aceite vegetal</text:p>
          </table:table-cell>
          <table:table-cell office:value-type="string" calcext:value-type="string">
            <text:p>Punto limpio</text:p>
          </table:table-cell>
          <table:table-cell office:value-type="float" office:value="230" calcext:value-type="float">
            <text:p>23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66.58" calcext:value-type="float">
            <text:p>66,58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7.7" calcext:value-type="float">
            <text:p>7,7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6" calcext:value-type="float">
            <text:p>36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47.52" calcext:value-type="float">
            <text:p>47,52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36.72" calcext:value-type="float">
            <text:p>36,72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26.5" calcext:value-type="float">
            <text:p>26,5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Recogida en Ayuntamient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7" calcext:value-type="float">
            <text:p>87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74" calcext:value-type="float">
            <text:p>74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05" calcext:value-type="float">
            <text:p>205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63" calcext:value-type="float">
            <text:p>63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81" calcext:value-type="float">
            <text:p>81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21" calcext:value-type="float">
            <text:p>121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111" calcext:value-type="float">
            <text:p>111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249" calcext:value-type="float">
            <text:p>249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Toner y cartuchos tinta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0088.06" calcext:value-type="float">
            <text:p>30088,06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1971.93" calcext:value-type="float">
            <text:p>21971,93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3300.71" calcext:value-type="float">
            <text:p>23300,71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2899.94" calcext:value-type="float">
            <text:p>32899,94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1978.83" calcext:value-type="float">
            <text:p>41978,83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8224.24" calcext:value-type="float">
            <text:p>38224,24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8529.99" calcext:value-type="float">
            <text:p>38529,99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6736.14" calcext:value-type="float">
            <text:p>26736,14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1372.87" calcext:value-type="float">
            <text:p>41372,87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44482.16" calcext:value-type="float">
            <text:p>44482,16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33072.99" calcext:value-type="float">
            <text:p>33072,99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Ropa</text:p>
          </table:table-cell>
          <table:table-cell office:value-type="string" calcext:value-type="string">
            <text:p>Punto limpio</text:p>
          </table:table-cell>
          <table:table-cell office:value-type="float" office:value="23976.23" calcext:value-type="float">
            <text:p>23976,23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34" calcext:value-type="float">
            <text:p>34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59" calcext:value-type="float">
            <text:p>59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53" calcext:value-type="float">
            <text:p>53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34" calcext:value-type="float">
            <text:p>34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71" calcext:value-type="float">
            <text:p>71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94" calcext:value-type="float">
            <text:p>94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142" calcext:value-type="float">
            <text:p>142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ECOPILAS</text:p>
          </table:table-cell>
          <table:table-cell office:value-type="float" office:value="103" calcext:value-type="float">
            <text:p>103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219" calcext:value-type="float">
            <text:p>1219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33" calcext:value-type="float">
            <text:p>1033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82" calcext:value-type="float">
            <text:p>1082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1035" calcext:value-type="float">
            <text:p>1035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Pilas</text:p>
          </table:table-cell>
          <table:table-cell office:value-type="string" calcext:value-type="string">
            <text:p>Punto limpio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8320" calcext:value-type="float">
            <text:p>48320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5100" calcext:value-type="float">
            <text:p>45100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80560" calcext:value-type="float">
            <text:p>8056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79020" calcext:value-type="float">
            <text:p>79020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59360" calcext:value-type="float">
            <text:p>59360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45280" calcext:value-type="float">
            <text:p>45280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71020" calcext:value-type="float">
            <text:p>71020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99670" calcext:value-type="float">
            <text:p>9967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146680" calcext:value-type="float">
            <text:p>14668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97980" calcext:value-type="float">
            <text:p>97980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73880" calcext:value-type="float">
            <text:p>73880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Jardinería / maderas no reciclaje</text:p>
          </table:table-cell>
          <table:table-cell office:value-type="string" calcext:value-type="string">
            <text:p>Punto limpio</text:p>
          </table:table-cell>
          <table:table-cell office:value-type="float" office:value="72560" calcext:value-type="float">
            <text:p>72560,00</text:p>
          </table:table-cell>
        </table:table-row>
        <table:table-row table:style-name="ro1">
          <table:table-cell office:value-type="date" office:date-value="2023-01-01" calcext:value-type="date">
            <text:p>2023-01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9326" calcext:value-type="float">
            <text:p>9326,00</text:p>
          </table:table-cell>
        </table:table-row>
        <table:table-row table:style-name="ro1">
          <table:table-cell office:value-type="date" office:date-value="2023-02-01" calcext:value-type="date">
            <text:p>2023-02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0813" calcext:value-type="float">
            <text:p>10813,00</text:p>
          </table:table-cell>
        </table:table-row>
        <table:table-row table:style-name="ro1">
          <table:table-cell office:value-type="date" office:date-value="2023-03-01" calcext:value-type="date">
            <text:p>2023-03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8360" calcext:value-type="float">
            <text:p>8360,00</text:p>
          </table:table-cell>
        </table:table-row>
        <table:table-row table:style-name="ro1">
          <table:table-cell office:value-type="date" office:date-value="2023-04-01" calcext:value-type="date">
            <text:p>2023-04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7886" calcext:value-type="float">
            <text:p>7886,00</text:p>
          </table:table-cell>
        </table:table-row>
        <table:table-row table:style-name="ro1">
          <table:table-cell office:value-type="date" office:date-value="2023-05-01" calcext:value-type="date">
            <text:p>2023-05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9806" calcext:value-type="float">
            <text:p>9806,00</text:p>
          </table:table-cell>
        </table:table-row>
        <table:table-row table:style-name="ro1">
          <table:table-cell office:value-type="date" office:date-value="2023-06-01" calcext:value-type="date">
            <text:p>2023-06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0546" calcext:value-type="float">
            <text:p>10546,00</text:p>
          </table:table-cell>
        </table:table-row>
        <table:table-row table:style-name="ro1">
          <table:table-cell office:value-type="date" office:date-value="2023-07-01" calcext:value-type="date">
            <text:p>2023-07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0861" calcext:value-type="float">
            <text:p>10861,00</text:p>
          </table:table-cell>
        </table:table-row>
        <table:table-row table:style-name="ro1">
          <table:table-cell office:value-type="date" office:date-value="2023-08-01" calcext:value-type="date">
            <text:p>2023-08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1220" calcext:value-type="float">
            <text:p>11220,00</text:p>
          </table:table-cell>
        </table:table-row>
        <table:table-row table:style-name="ro1">
          <table:table-cell office:value-type="date" office:date-value="2023-09-01" calcext:value-type="date">
            <text:p>2023-09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6280" calcext:value-type="float">
            <text:p>6280,00</text:p>
          </table:table-cell>
        </table:table-row>
        <table:table-row table:style-name="ro1">
          <table:table-cell office:value-type="date" office:date-value="2023-10-01" calcext:value-type="date">
            <text:p>2023-10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2703" calcext:value-type="float">
            <text:p>12703,00</text:p>
          </table:table-cell>
        </table:table-row>
        <table:table-row table:style-name="ro1">
          <table:table-cell office:value-type="date" office:date-value="2023-11-01" calcext:value-type="date">
            <text:p>2023-11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8833" calcext:value-type="float">
            <text:p>8833,00</text:p>
          </table:table-cell>
        </table:table-row>
        <table:table-row table:style-name="ro1">
          <table:table-cell office:value-type="date" office:date-value="2023-12-01" calcext:value-type="date">
            <text:p>2023-12-01T00:00</text:p>
          </table:table-cell>
          <table:table-cell table:style-name="ce3" office:value-type="string" calcext:value-type="string">
            <text:p>Residuos electrónicos</text:p>
          </table:table-cell>
          <table:table-cell office:value-type="string" calcext:value-type="string">
            <text:p>Punto limpio</text:p>
          </table:table-cell>
          <table:table-cell office:value-type="float" office:value="10275" calcext:value-type="float">
            <text:p>10275,00</text:p>
          </table:table-cell>
        </table:table-row>
        <table:table-row table:style-name="ro1" table:number-rows-repeated="1043836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Excel_BuiltIn__FilterDatabase" table:base-cell-address="$Hoja1.$A$1" table:cell-range-address="$Hoja1.$A$1:.$D$452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Sí</number:text>
    </number:number-style>
    <number:number-style style:name="N124P1" style:volatile="true">
      <number:text>Sí</number:text>
    </number:number-style>
    <number:number-style style:name="N124">
      <number:text>N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Verdadero</number:text>
    </number:number-style>
    <number:number-style style:name="N125P1" style:volatile="true">
      <number:text>Verdadero</number:text>
    </number:number-style>
    <number:number-style style:name="N125">
      <number:text>Fals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Activado</number:text>
    </number:number-style>
    <number:number-style style:name="N126P1" style:volatile="true">
      <number:text>Activado</number:text>
    </number:number-style>
    <number:number-style style:name="N126">
      <number:text>Desactivado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9">
      <number:year/>
      <number:month number:style="long"/>
      <number:day number:style="long"/>
      <number:text> </number:text>
      <number:hours/>
      <number:text>:</number:text>
      <number:minutes number:style="long"/>
    </number:date-style>
    <number:date-style style:name="N130">
      <number:year/>
      <number:month number:style="long"/>
      <number:day number:style="long"/>
    </number:date-style>
    <number:date-style style:name="N131">
      <number:year number:style="long"/>
      <number:month number:style="long"/>
    </number:date-style>
    <number:date-style style:name="N132">
      <number:year number:style="long"/>
      <number:month number:style="long"/>
      <number:day number:style="long"/>
      <number:text> </number:text>
      <number:hours/>
      <number:text>:</number:text>
      <number:minutes number:style="long"/>
    </number:date-style>
    <number:date-style style:name="N133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134">
      <number:year number:style="long"/>
      <number:month number:style="long"/>
      <number:text> </number:text>
      <number:hours number:style="long"/>
      <number:text>:</number:text>
      <number:minutes number:style="long"/>
    </number:dat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35P2" style:volatile="true">
      <number:text> </number:text>
      <number:fill-character> </number:fill-character>
      <number:text>- pta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6P2" style:volatile="true">
      <number:text> </number:text>
      <number:fill-character> </number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date-style style:name="N140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number-style style:name="N141">
      <number:number number:decimal-places="1" number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8">
      <style:table-cell-properties fo:padding="0.071cm"/>
    </style:style>
    <style:style style:name="Millares_20_2" style:display-name="Millares 2" style:family="table-cell" style:parent-style-name="Default" style:data-style-name="N121">
      <style:table-cell-properties fo:padding="0.071cm"/>
    </style:style>
    <style:style style:name="Millares_20_3" style:display-name="Millares 3" style:family="table-cell" style:parent-style-name="Default" style:data-style-name="N121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ANTONIO RIAZA MALMIERCA</meta:initial-creator>
    <meta:creation-date>2017-04-27T11:41:33</meta:creation-date>
    <dc:creator>JUAN ANTONIO RIAZA MALMIERCA</dc:creator>
    <dc:date>2024-11-25T17:38:29</dc:date>
    <meta:generator>LibreOffice/7.4.3.2$Windows_X86_64 LibreOffice_project/1048a8393ae2eeec98dff31b5c133c5f1d08b890</meta:generator>
    <meta:document-statistic meta:table-count="1" meta:cell-count="18956" meta:object-count="1"/>
  </office:meta>
</office:document-meta>
</file>